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imulation_dc_analysis" table:style-name="ta1">
        <table:shapes>
          <draw:frame draw:z-index="0" draw:style-name="gr1" draw:text-style-name="P1" svg:width="159.99mm" svg:height="89.99mm" svg:x="330.34mm" svg:y="1mm">
            <draw:object draw:notify-on-update-of-ranges="simulation_dc_analysis.A1:simulation_dc_analysis.A1 simulation_dc_analysis.A2:simulation_dc_analysis.A39 simulation_dc_analysis.B1:simulation_dc_analysis.B1 simulation_dc_analysis.B2:simulation_dc_analysis.B39 simulation_dc_analysis.C1:simulation_dc_analysis.C1 simulation_dc_analysis.C2:simulation_dc_analysis.C39 simulation_dc_analysis.D1:simulation_dc_analysis.D1 simulation_dc_analysis.D2:simulation_dc_analysis.D39 simulation_dc_analysis.E1:simulation_dc_analysis.E1 simulation_dc_analysis.E2:simulation_dc_analysis.E39 simulation_dc_analysis.F1:simulation_dc_analysis.F1 simulation_dc_analysis.F2:simulation_dc_analysis.F39 simulation_dc_analysis.G1:simulation_dc_analysis.G1 simulation_dc_analysis.G2:simulation_dc_analysis.G39 simulation_dc_analysis.H1:simulation_dc_analysis.H1 simulation_dc_analysis.H2:simulation_dc_analysis.H39 simulation_dc_analysis.I1:simulation_dc_analysis.I1 simulation_dc_analysis.I2:simulation_dc_analysis.I39 simulation_dc_analysis.J1:simulation_dc_analysis.J1 simulation_dc_analysis.J2:simulation_dc_analysis.J39 simulation_dc_analysis.K1:simulation_dc_analysis.K1 simulation_dc_analysis.K2:simulation_dc_analysis.K39 simulation_dc_analysis.L1:simulation_dc_analysis.L1 simulation_dc_analysis.L2:simulation_dc_analysis.L39 simulation_dc_analysis.M1:simulation_dc_analysis.M1 simulation_dc_analysis.M2:simulation_dc_analysis.M39 simulation_dc_analysis.N1:simulation_dc_analysis.N1 simulation_dc_analysis.N2:simulation_dc_analysis.N39 simulation_dc_analysis.O1:simulation_dc_analysis.O1 simulation_dc_analysis.O2:simulation_dc_analysis.O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ds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00002956896" calcext:value-type="float">
            <text:p>-2.956896E-10</text:p>
          </table:table-cell>
          <table:table-cell office:value-type="float" office:value="-0.000000001876696" calcext:value-type="float">
            <text:p>-1.876696E-09</text:p>
          </table:table-cell>
          <table:table-cell office:value-type="float" office:value="-0.000000006803056" calcext:value-type="float">
            <text:p>-6.803056E-09</text:p>
          </table:table-cell>
          <table:table-cell office:value-type="float" office:value="-0.00000002305828" calcext:value-type="float">
            <text:p>-2.305828E-08</text:p>
          </table:table-cell>
          <table:table-cell office:value-type="float" office:value="-0.00000008017185" calcext:value-type="float">
            <text:p>-8.017185E-08</text:p>
          </table:table-cell>
          <table:table-cell office:value-type="float" office:value="-0.0000002232221" calcext:value-type="float">
            <text:p>-2.232221E-07</text:p>
          </table:table-cell>
          <table:table-cell office:value-type="float" office:value="-0.0000005440957" calcext:value-type="float">
            <text:p>-5.440957E-07</text:p>
          </table:table-cell>
          <table:table-cell office:value-type="float" office:value="-0.000001220136" calcext:value-type="float">
            <text:p>-1.220136E-06</text:p>
          </table:table-cell>
          <table:table-cell office:value-type="float" office:value="-0.000002583575" calcext:value-type="float">
            <text:p>-2.583575E-06</text:p>
          </table:table-cell>
          <table:table-cell office:value-type="float" office:value="-0.000005246222" calcext:value-type="float">
            <text:p>-5.246222E-06</text:p>
          </table:table-cell>
          <table:table-cell office:value-type="float" office:value="-0.00001031732" calcext:value-type="float">
            <text:p>-1.031732E-05</text:p>
          </table:table-cell>
          <table:table-cell office:value-type="float" office:value="-0.00001978165" calcext:value-type="float">
            <text:p>-1.978165E-05</text:p>
          </table:table-cell>
          <table:table-cell office:value-type="float" office:value="-0.00003715093" calcext:value-type="float">
            <text:p>-3.715093E-05</text:p>
          </table:table-cell>
          <table:table-cell/>
        </table:table-row>
        <table:table-row table:style-name="ro1">
          <table:table-cell office:value-type="float" office:value="0.0390474" calcext:value-type="float">
            <text:p>0.0390474</text:p>
          </table:table-cell>
          <table:table-cell table:number-columns-repeated="13"/>
          <table:table-cell office:value-type="float" office:value="0.0002106511" calcext:value-type="float">
            <text:p>0.0002106511</text:p>
          </table:table-cell>
        </table:table-row>
        <table:table-row table:style-name="ro1">
          <table:table-cell office:value-type="float" office:value="0.0429439" calcext:value-type="float">
            <text:p>0.0429439</text:p>
          </table:table-cell>
          <table:table-cell table:number-columns-repeated="13"/>
          <table:table-cell office:value-type="float" office:value="0.002848948" calcext:value-type="float">
            <text:p>0.00284894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2106511" calcext:value-type="float">
            <text:p>0.0002106511</text:p>
          </table:table-cell>
          <table:table-cell office:value-type="float" office:value="0.002848948" calcext:value-type="float">
            <text:p>0.002848948</text:p>
          </table:table-cell>
          <table:table-cell office:value-type="float" office:value="0.02799559" calcext:value-type="float">
            <text:p>0.02799559</text:p>
          </table:table-cell>
          <table:table-cell office:value-type="float" office:value="0.1617243" calcext:value-type="float">
            <text:p>0.1617243</text:p>
          </table:table-cell>
          <table:table-cell office:value-type="float" office:value="0.4460544" calcext:value-type="float">
            <text:p>0.4460544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9501086" calcext:value-type="float">
            <text:p>0.9501086</text:p>
          </table:table-cell>
          <table:table-cell office:value-type="float" office:value="1.111757" calcext:value-type="float">
            <text:p>1.111757</text:p>
          </table:table-cell>
          <table:table-cell office:value-type="float" office:value="1.233926" calcext:value-type="float">
            <text:p>1.233926</text:p>
          </table:table-cell>
          <table:table-cell office:value-type="float" office:value="1.328635" calcext:value-type="float">
            <text:p>1.328635</text:p>
          </table:table-cell>
          <table:table-cell office:value-type="float" office:value="1.403642" calcext:value-type="float">
            <text:p>1.403642</text:p>
          </table:table-cell>
          <table:table-cell office:value-type="float" office:value="1.464076" calcext:value-type="float">
            <text:p>1.464076</text:p>
          </table:table-cell>
          <table:table-cell office:value-type="float" office:value="1.513448" calcext:value-type="float">
            <text:p>1.513448</text:p>
          </table:table-cell>
          <table:table-cell/>
        </table:table-row>
        <table:table-row table:style-name="ro1">
          <table:table-cell office:value-type="float" office:value="0.060386" calcext:value-type="float">
            <text:p>0.060386</text:p>
          </table:table-cell>
          <table:table-cell table:number-columns-repeated="13"/>
          <table:table-cell office:value-type="float" office:value="0.02799559" calcext:value-type="float">
            <text:p>0.02799559</text:p>
          </table:table-cell>
        </table:table-row>
        <table:table-row table:style-name="ro1">
          <table:table-cell office:value-type="float" office:value="0.0946962" calcext:value-type="float">
            <text:p>0.0946962</text:p>
          </table:table-cell>
          <table:table-cell table:number-columns-repeated="13"/>
          <table:table-cell office:value-type="float" office:value="0.2108177" calcext:value-type="float">
            <text:p>0.21081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564742" calcext:value-type="float">
            <text:p>0.0002564742</text:p>
          </table:table-cell>
          <table:table-cell office:value-type="float" office:value="0.003449698" calcext:value-type="float">
            <text:p>0.003449698</text:p>
          </table:table-cell>
          <table:table-cell office:value-type="float" office:value="0.03407652" calcext:value-type="float">
            <text:p>0.03407652</text:p>
          </table:table-cell>
          <table:table-cell office:value-type="float" office:value="0.2108177" calcext:value-type="float">
            <text:p>0.2108177</text:p>
          </table:table-cell>
          <table:table-cell office:value-type="float" office:value="0.6650296" calcext:value-type="float">
            <text:p>0.6650296</text:p>
          </table:table-cell>
          <table:table-cell office:value-type="float" office:value="1.201536" calcext:value-type="float">
            <text:p>1.201536</text:p>
          </table:table-cell>
          <table:table-cell office:value-type="float" office:value="1.643028" calcext:value-type="float">
            <text:p>1.643028</text:p>
          </table:table-cell>
          <table:table-cell office:value-type="float" office:value="1.981315" calcext:value-type="float">
            <text:p>1.981315</text:p>
          </table:table-cell>
          <table:table-cell office:value-type="float" office:value="2.2426" calcext:value-type="float">
            <text:p>2.2426</text:p>
          </table:table-cell>
          <table:table-cell office:value-type="float" office:value="2.44837" calcext:value-type="float">
            <text:p>2.44837</text:p>
          </table:table-cell>
          <table:table-cell office:value-type="float" office:value="2.613388" calcext:value-type="float">
            <text:p>2.613388</text:p>
          </table:table-cell>
          <table:table-cell office:value-type="float" office:value="2.747769" calcext:value-type="float">
            <text:p>2.747769</text:p>
          </table:table-cell>
          <table:table-cell office:value-type="float" office:value="2.858607" calcext:value-type="float">
            <text:p>2.858607</text:p>
          </table:table-cell>
          <table:table-cell/>
        </table:table-row>
        <table:table-row table:style-name="ro1">
          <table:table-cell office:value-type="float" office:value="0.134781" calcext:value-type="float">
            <text:p>0.134781</text:p>
          </table:table-cell>
          <table:table-cell table:number-columns-repeated="13"/>
          <table:table-cell office:value-type="float" office:value="0.7561761" calcext:value-type="float">
            <text:p>0.756176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2889627" calcext:value-type="float">
            <text:p>0.0002889627</text:p>
          </table:table-cell>
          <table:table-cell office:value-type="float" office:value="0.003858123" calcext:value-type="float">
            <text:p>0.003858123</text:p>
          </table:table-cell>
          <table:table-cell office:value-type="float" office:value="0.03772298" calcext:value-type="float">
            <text:p>0.03772298</text:p>
          </table:table-cell>
          <table:table-cell office:value-type="float" office:value="0.2325827" calcext:value-type="float">
            <text:p>0.2325827</text:p>
          </table:table-cell>
          <table:table-cell office:value-type="float" office:value="0.7561761" calcext:value-type="float">
            <text:p>0.7561761</text:p>
          </table:table-cell>
          <table:table-cell office:value-type="float" office:value="1.459629" calcext:value-type="float">
            <text:p>1.459629</text:p>
          </table:table-cell>
          <table:table-cell office:value-type="float" office:value="2.109222" calcext:value-type="float">
            <text:p>2.109222</text:p>
          </table:table-cell>
          <table:table-cell office:value-type="float" office:value="2.633108" calcext:value-type="float">
            <text:p>2.633108</text:p>
          </table:table-cell>
          <table:table-cell office:value-type="float" office:value="3.046908" calcext:value-type="float">
            <text:p>3.046908</text:p>
          </table:table-cell>
          <table:table-cell office:value-type="float" office:value="3.37721" calcext:value-type="float">
            <text:p>3.37721</text:p>
          </table:table-cell>
          <table:table-cell office:value-type="float" office:value="3.644799" calcext:value-type="float">
            <text:p>3.644799</text:p>
          </table:table-cell>
          <table:table-cell office:value-type="float" office:value="3.864575" calcext:value-type="float">
            <text:p>3.864575</text:p>
          </table:table-cell>
          <table:table-cell office:value-type="float" office:value="4.047234" calcext:value-type="float">
            <text:p>4.047234</text:p>
          </table:table-cell>
          <table:table-cell/>
        </table:table-row>
        <table:table-row table:style-name="ro1">
          <table:table-cell office:value-type="float" office:value="0.174351" calcext:value-type="float">
            <text:p>0.174351</text:p>
          </table:table-cell>
          <table:table-cell table:number-columns-repeated="13"/>
          <table:table-cell office:value-type="float" office:value="1.459629" calcext:value-type="float">
            <text:p>1.4596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3217507" calcext:value-type="float">
            <text:p>0.0003217507</text:p>
          </table:table-cell>
          <table:table-cell office:value-type="float" office:value="0.004262453" calcext:value-type="float">
            <text:p>0.004262453</text:p>
          </table:table-cell>
          <table:table-cell office:value-type="float" office:value="0.04116139" calcext:value-type="float">
            <text:p>0.04116139</text:p>
          </table:table-cell>
          <table:table-cell office:value-type="float" office:value="0.2499468" calcext:value-type="float">
            <text:p>0.2499468</text:p>
          </table:table-cell>
          <table:table-cell office:value-type="float" office:value="0.8067394" calcext:value-type="float">
            <text:p>0.8067394</text:p>
          </table:table-cell>
          <table:table-cell office:value-type="float" office:value="1.586639" calcext:value-type="float">
            <text:p>1.586639</text:p>
          </table:table-cell>
          <table:table-cell office:value-type="float" office:value="2.381217" calcext:value-type="float">
            <text:p>2.381217</text:p>
          </table:table-cell>
          <table:table-cell office:value-type="float" office:value="3.081556" calcext:value-type="float">
            <text:p>3.081556</text:p>
          </table:table-cell>
          <table:table-cell office:value-type="float" office:value="3.658507" calcext:value-type="float">
            <text:p>3.658507</text:p>
          </table:table-cell>
          <table:table-cell office:value-type="float" office:value="4.126544" calcext:value-type="float">
            <text:p>4.126544</text:p>
          </table:table-cell>
          <table:table-cell office:value-type="float" office:value="4.50884" calcext:value-type="float">
            <text:p>4.50884</text:p>
          </table:table-cell>
          <table:table-cell office:value-type="float" office:value="4.824747" calcext:value-type="float">
            <text:p>4.824747</text:p>
          </table:table-cell>
          <table:table-cell office:value-type="float" office:value="5.088742" calcext:value-type="float">
            <text:p>5.088742</text:p>
          </table:table-cell>
          <table:table-cell/>
        </table:table-row>
        <table:table-row table:style-name="ro1">
          <table:table-cell office:value-type="float" office:value="0.212627" calcext:value-type="float">
            <text:p>0.212627</text:p>
          </table:table-cell>
          <table:table-cell table:number-columns-repeated="13"/>
          <table:table-cell office:value-type="float" office:value="2.381217" calcext:value-type="float">
            <text:p>2.3812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568684" calcext:value-type="float">
            <text:p>0.0003568684</text:p>
          </table:table-cell>
          <table:table-cell office:value-type="float" office:value="0.00468956" calcext:value-type="float">
            <text:p>0.00468956</text:p>
          </table:table-cell>
          <table:table-cell office:value-type="float" office:value="0.04469542" calcext:value-type="float">
            <text:p>0.04469542</text:p>
          </table:table-cell>
          <table:table-cell office:value-type="float" office:value="0.2665011" calcext:value-type="float">
            <text:p>0.2665011</text:p>
          </table:table-cell>
          <table:table-cell office:value-type="float" office:value="0.8463875" calcext:value-type="float">
            <text:p>0.8463875</text:p>
          </table:table-cell>
          <table:table-cell office:value-type="float" office:value="1.66204" calcext:value-type="float">
            <text:p>1.66204</text:p>
          </table:table-cell>
          <table:table-cell office:value-type="float" office:value="2.528284" calcext:value-type="float">
            <text:p>2.528284</text:p>
          </table:table-cell>
          <table:table-cell office:value-type="float" office:value="3.35222" calcext:value-type="float">
            <text:p>3.35222</text:p>
          </table:table-cell>
          <table:table-cell office:value-type="float" office:value="4.082784" calcext:value-type="float">
            <text:p>4.082784</text:p>
          </table:table-cell>
          <table:table-cell office:value-type="float" office:value="4.699235" calcext:value-type="float">
            <text:p>4.699235</text:p>
          </table:table-cell>
          <table:table-cell office:value-type="float" office:value="5.209845" calcext:value-type="float">
            <text:p>5.209845</text:p>
          </table:table-cell>
          <table:table-cell office:value-type="float" office:value="5.633863" calcext:value-type="float">
            <text:p>5.633863</text:p>
          </table:table-cell>
          <table:table-cell office:value-type="float" office:value="5.989262" calcext:value-type="float">
            <text:p>5.989262</text:p>
          </table:table-cell>
          <table:table-cell office:value-type="float" office:value="3.35222" calcext:value-type="float">
            <text:p>3.35222</text:p>
          </table:table-cell>
        </table:table-row>
        <table:table-row table:style-name="ro1">
          <table:table-cell office:value-type="float" office:value="0.286786" calcext:value-type="float">
            <text:p>0.286786</text:p>
          </table:table-cell>
          <table:table-cell table:number-columns-repeated="13"/>
          <table:table-cell office:value-type="float" office:value="4.344934" calcext:value-type="float">
            <text:p>4.3449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3950748" calcext:value-type="float">
            <text:p>0.0003950748</text:p>
          </table:table-cell>
          <table:table-cell office:value-type="float" office:value="0.005148492" calcext:value-type="float">
            <text:p>0.005148492</text:p>
          </table:table-cell>
          <table:table-cell office:value-type="float" office:value="0.04841166" calcext:value-type="float">
            <text:p>0.04841166</text:p>
          </table:table-cell>
          <table:table-cell office:value-type="float" office:value="0.2830902" calcext:value-type="float">
            <text:p>0.2830902</text:p>
          </table:table-cell>
          <table:table-cell office:value-type="float" office:value="0.8823886" calcext:value-type="float">
            <text:p>0.8823886</text:p>
          </table:table-cell>
          <table:table-cell office:value-type="float" office:value="1.719478" calcext:value-type="float">
            <text:p>1.719478</text:p>
          </table:table-cell>
          <table:table-cell office:value-type="float" office:value="2.620279" calcext:value-type="float">
            <text:p>2.620279</text:p>
          </table:table-cell>
          <table:table-cell office:value-type="float" office:value="3.508558" calcext:value-type="float">
            <text:p>3.508558</text:p>
          </table:table-cell>
          <table:table-cell office:value-type="float" office:value="4.344934" calcext:value-type="float">
            <text:p>4.344934</text:p>
          </table:table-cell>
          <table:table-cell office:value-type="float" office:value="5.096887" calcext:value-type="float">
            <text:p>5.096887</text:p>
          </table:table-cell>
          <table:table-cell office:value-type="float" office:value="5.744826" calcext:value-type="float">
            <text:p>5.744826</text:p>
          </table:table-cell>
          <table:table-cell office:value-type="float" office:value="6.290841" calcext:value-type="float">
            <text:p>6.290841</text:p>
          </table:table-cell>
          <table:table-cell office:value-type="float" office:value="6.750044" calcext:value-type="float">
            <text:p>6.750044</text:p>
          </table:table-cell>
          <table:table-cell/>
        </table:table-row>
        <table:table-row table:style-name="ro1">
          <table:table-cell office:value-type="float" office:value="0.323226" calcext:value-type="float">
            <text:p>0.323226</text:p>
          </table:table-cell>
          <table:table-cell table:number-columns-repeated="13"/>
          <table:table-cell office:value-type="float" office:value="5.096887" calcext:value-type="float">
            <text:p>5.0968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4368739" calcext:value-type="float">
            <text:p>0.0004368739</text:p>
          </table:table-cell>
          <table:table-cell office:value-type="float" office:value="0.005644568" calcext:value-type="float">
            <text:p>0.005644568</text:p>
          </table:table-cell>
          <table:table-cell office:value-type="float" office:value="0.05235057" calcext:value-type="float">
            <text:p>0.05235057</text:p>
          </table:table-cell>
          <table:table-cell office:value-type="float" office:value="0.3000055" calcext:value-type="float">
            <text:p>0.3000055</text:p>
          </table:table-cell>
          <table:table-cell office:value-type="float" office:value="0.9169589" calcext:value-type="float">
            <text:p>0.9169589</text:p>
          </table:table-cell>
          <table:table-cell office:value-type="float" office:value="1.76962" calcext:value-type="float">
            <text:p>1.76962</text:p>
          </table:table-cell>
          <table:table-cell office:value-type="float" office:value="2.690113" calcext:value-type="float">
            <text:p>2.690113</text:p>
          </table:table-cell>
          <table:table-cell office:value-type="float" office:value="3.611138" calcext:value-type="float">
            <text:p>3.611138</text:p>
          </table:table-cell>
          <table:table-cell office:value-type="float" office:value="4.504624" calcext:value-type="float">
            <text:p>4.504624</text:p>
          </table:table-cell>
          <table:table-cell office:value-type="float" office:value="5.347699" calcext:value-type="float">
            <text:p>5.347699</text:p>
          </table:table-cell>
          <table:table-cell office:value-type="float" office:value="6.115632" calcext:value-type="float">
            <text:p>6.115632</text:p>
          </table:table-cell>
          <table:table-cell office:value-type="float" office:value="6.789367" calcext:value-type="float">
            <text:p>6.789367</text:p>
          </table:table-cell>
          <table:table-cell office:value-type="float" office:value="7.365869" calcext:value-type="float">
            <text:p>7.365869</text:p>
          </table:table-cell>
          <table:table-cell/>
        </table:table-row>
        <table:table-row table:style-name="ro1">
          <table:table-cell office:value-type="float" office:value="0.35943" calcext:value-type="float">
            <text:p>0.35943</text:p>
          </table:table-cell>
          <table:table-cell table:number-columns-repeated="13"/>
          <table:table-cell office:value-type="float" office:value="6.354475" calcext:value-type="float">
            <text:p>6.354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4827101" calcext:value-type="float">
            <text:p>0.0004827101</text:p>
          </table:table-cell>
          <table:table-cell office:value-type="float" office:value="0.006182067" calcext:value-type="float">
            <text:p>0.006182067</text:p>
          </table:table-cell>
          <table:table-cell office:value-type="float" office:value="0.05653846" calcext:value-type="float">
            <text:p>0.05653846</text:p>
          </table:table-cell>
          <table:table-cell office:value-type="float" office:value="0.3173755" calcext:value-type="float">
            <text:p>0.3173755</text:p>
          </table:table-cell>
          <table:table-cell office:value-type="float" office:value="0.9509589" calcext:value-type="float">
            <text:p>0.9509589</text:p>
          </table:table-cell>
          <table:table-cell office:value-type="float" office:value="1.816275" calcext:value-type="float">
            <text:p>1.816275</text:p>
          </table:table-cell>
          <table:table-cell office:value-type="float" office:value="2.749944" calcext:value-type="float">
            <text:p>2.749944</text:p>
          </table:table-cell>
          <table:table-cell office:value-type="float" office:value="3.689888" calcext:value-type="float">
            <text:p>3.689888</text:p>
          </table:table-cell>
          <table:table-cell office:value-type="float" office:value="4.613961" calcext:value-type="float">
            <text:p>4.613961</text:p>
          </table:table-cell>
          <table:table-cell office:value-type="float" office:value="5.507649" calcext:value-type="float">
            <text:p>5.507649</text:p>
          </table:table-cell>
          <table:table-cell office:value-type="float" office:value="6.354475" calcext:value-type="float">
            <text:p>6.354475</text:p>
          </table:table-cell>
          <table:table-cell office:value-type="float" office:value="7.134438" calcext:value-type="float">
            <text:p>7.134438</text:p>
          </table:table-cell>
          <table:table-cell office:value-type="float" office:value="7.829453" calcext:value-type="float">
            <text:p>7.829453</text:p>
          </table:table-cell>
          <table:table-cell office:value-type="float" office:value="7.134438" calcext:value-type="float">
            <text:p>7.134438</text:p>
          </table:table-cell>
        </table:table-row>
        <table:table-row table:style-name="ro1">
          <table:table-cell office:value-type="float" office:value="0.431391" calcext:value-type="float">
            <text:p>0.431391</text:p>
          </table:table-cell>
          <table:table-cell table:number-columns-repeated="13"/>
          <table:table-cell office:value-type="float" office:value="8.150658" calcext:value-type="float">
            <text:p>8.15065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30257" calcext:value-type="float">
            <text:p>0.0005330257</text:p>
          </table:table-cell>
          <table:table-cell office:value-type="float" office:value="0.006764998" calcext:value-type="float">
            <text:p>0.006764998</text:p>
          </table:table-cell>
          <table:table-cell office:value-type="float" office:value="0.06099628" calcext:value-type="float">
            <text:p>0.06099628</text:p>
          </table:table-cell>
          <table:table-cell office:value-type="float" office:value="0.3352662" calcext:value-type="float">
            <text:p>0.3352662</text:p>
          </table:table-cell>
          <table:table-cell office:value-type="float" office:value="0.9847844" calcext:value-type="float">
            <text:p>0.9847844</text:p>
          </table:table-cell>
          <table:table-cell office:value-type="float" office:value="1.861061" calcext:value-type="float">
            <text:p>1.861061</text:p>
          </table:table-cell>
          <table:table-cell office:value-type="float" office:value="2.804616" calcext:value-type="float">
            <text:p>2.804616</text:p>
          </table:table-cell>
          <table:table-cell office:value-type="float" office:value="3.757038" calcext:value-type="float">
            <text:p>3.757038</text:p>
          </table:table-cell>
          <table:table-cell office:value-type="float" office:value="4.699315" calcext:value-type="float">
            <text:p>4.699315</text:p>
          </table:table-cell>
          <table:table-cell office:value-type="float" office:value="5.621331" calcext:value-type="float">
            <text:p>5.621331</text:p>
          </table:table-cell>
          <table:table-cell office:value-type="float" office:value="6.51311" calcext:value-type="float">
            <text:p>6.51311</text:p>
          </table:table-cell>
          <table:table-cell office:value-type="float" office:value="7.361731" calcext:value-type="float">
            <text:p>7.361731</text:p>
          </table:table-cell>
          <table:table-cell office:value-type="float" office:value="8.150658" calcext:value-type="float">
            <text:p>8.15065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882828" calcext:value-type="float">
            <text:p>0.0005882828</text:p>
          </table:table-cell>
          <table:table-cell office:value-type="float" office:value="0.007397377" calcext:value-type="float">
            <text:p>0.007397377</text:p>
          </table:table-cell>
          <table:table-cell office:value-type="float" office:value="0.06574268" calcext:value-type="float">
            <text:p>0.06574268</text:p>
          </table:table-cell>
          <table:table-cell office:value-type="float" office:value="0.3537152" calcext:value-type="float">
            <text:p>0.3537152</text:p>
          </table:table-cell>
          <table:table-cell office:value-type="float" office:value="1.01864" calcext:value-type="float">
            <text:p>1.01864</text:p>
          </table:table-cell>
          <table:table-cell office:value-type="float" office:value="1.904771" calcext:value-type="float">
            <text:p>1.904771</text:p>
          </table:table-cell>
          <table:table-cell office:value-type="float" office:value="2.856334" calcext:value-type="float">
            <text:p>2.856334</text:p>
          </table:table-cell>
          <table:table-cell office:value-type="float" office:value="3.817878" calcext:value-type="float">
            <text:p>3.817878</text:p>
          </table:table-cell>
          <table:table-cell office:value-type="float" office:value="4.772279" calcext:value-type="float">
            <text:p>4.772279</text:p>
          </table:table-cell>
          <table:table-cell office:value-type="float" office:value="5.711682" calcext:value-type="float">
            <text:p>5.711682</text:p>
          </table:table-cell>
          <table:table-cell office:value-type="float" office:value="6.629597" calcext:value-type="float">
            <text:p>6.629597</text:p>
          </table:table-cell>
          <table:table-cell office:value-type="float" office:value="7.518296" calcext:value-type="float">
            <text:p>7.518296</text:p>
          </table:table-cell>
          <table:table-cell office:value-type="float" office:value="8.367289" calcext:value-type="float">
            <text:p>8.36728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489749" calcext:value-type="float">
            <text:p>0.0006489749</text:p>
          </table:table-cell>
          <table:table-cell office:value-type="float" office:value="0.008083354" calcext:value-type="float">
            <text:p>0.008083354</text:p>
          </table:table-cell>
          <table:table-cell office:value-type="float" office:value="0.0707953" calcext:value-type="float">
            <text:p>0.0707953</text:p>
          </table:table-cell>
          <table:table-cell office:value-type="float" office:value="0.3727457" calcext:value-type="float">
            <text:p>0.3727457</text:p>
          </table:table-cell>
          <table:table-cell office:value-type="float" office:value="1.052638" calcext:value-type="float">
            <text:p>1.052638</text:p>
          </table:table-cell>
          <table:table-cell office:value-type="float" office:value="1.947835" calcext:value-type="float">
            <text:p>1.947835</text:p>
          </table:table-cell>
          <table:table-cell office:value-type="float" office:value="2.906225" calcext:value-type="float">
            <text:p>2.906225</text:p>
          </table:table-cell>
          <table:table-cell office:value-type="float" office:value="3.874956" calcext:value-type="float">
            <text:p>3.874956</text:p>
          </table:table-cell>
          <table:table-cell office:value-type="float" office:value="4.838206" calcext:value-type="float">
            <text:p>4.838206</text:p>
          </table:table-cell>
          <table:table-cell office:value-type="float" office:value="5.789376" calcext:value-type="float">
            <text:p>5.789376</text:p>
          </table:table-cell>
          <table:table-cell office:value-type="float" office:value="6.723801" calcext:value-type="float">
            <text:p>6.723801</text:p>
          </table:table-cell>
          <table:table-cell office:value-type="float" office:value="7.636594" calcext:value-type="float">
            <text:p>7.636594</text:p>
          </table:table-cell>
          <table:table-cell office:value-type="float" office:value="8.521476" calcext:value-type="float">
            <text:p>8.52147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156343" calcext:value-type="float">
            <text:p>0.0007156343</text:p>
          </table:table-cell>
          <table:table-cell office:value-type="float" office:value="0.008827282" calcext:value-type="float">
            <text:p>0.008827282</text:p>
          </table:table-cell>
          <table:table-cell office:value-type="float" office:value="0.07617132" calcext:value-type="float">
            <text:p>0.07617132</text:p>
          </table:table-cell>
          <table:table-cell office:value-type="float" office:value="0.3923719" calcext:value-type="float">
            <text:p>0.3923719</text:p>
          </table:table-cell>
          <table:table-cell office:value-type="float" office:value="1.086847" calcext:value-type="float">
            <text:p>1.086847</text:p>
          </table:table-cell>
          <table:table-cell office:value-type="float" office:value="1.990503" calcext:value-type="float">
            <text:p>1.990503</text:p>
          </table:table-cell>
          <table:table-cell office:value-type="float" office:value="2.954924" calcext:value-type="float">
            <text:p>2.954924</text:p>
          </table:table-cell>
          <table:table-cell office:value-type="float" office:value="3.92963" calcext:value-type="float">
            <text:p>3.92963</text:p>
          </table:table-cell>
          <table:table-cell office:value-type="float" office:value="4.8998" calcext:value-type="float">
            <text:p>4.8998</text:p>
          </table:table-cell>
          <table:table-cell office:value-type="float" office:value="5.859614" calcext:value-type="float">
            <text:p>5.859614</text:p>
          </table:table-cell>
          <table:table-cell office:value-type="float" office:value="6.805411" calcext:value-type="float">
            <text:p>6.805411</text:p>
          </table:table-cell>
          <table:table-cell office:value-type="float" office:value="7.733828" calcext:value-type="float">
            <text:p>7.733828</text:p>
          </table:table-cell>
          <table:table-cell office:value-type="float" office:value="8.640938" calcext:value-type="float">
            <text:p>8.640938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888372" calcext:value-type="float">
            <text:p>0.0007888372</text:p>
          </table:table-cell>
          <table:table-cell office:value-type="float" office:value="0.009633755" calcext:value-type="float">
            <text:p>0.009633755</text:p>
          </table:table-cell>
          <table:table-cell office:value-type="float" office:value="0.08188773" calcext:value-type="float">
            <text:p>0.08188773</text:p>
          </table:table-cell>
          <table:table-cell office:value-type="float" office:value="0.4126029" calcext:value-type="float">
            <text:p>0.4126029</text:p>
          </table:table-cell>
          <table:table-cell office:value-type="float" office:value="1.121304" calcext:value-type="float">
            <text:p>1.121304</text:p>
          </table:table-cell>
          <table:table-cell office:value-type="float" office:value="2.032933" calcext:value-type="float">
            <text:p>2.032933</text:p>
          </table:table-cell>
          <table:table-cell office:value-type="float" office:value="3.00281" calcext:value-type="float">
            <text:p>3.00281</text:p>
          </table:table-cell>
          <table:table-cell office:value-type="float" office:value="3.982679" calcext:value-type="float">
            <text:p>3.982679</text:p>
          </table:table-cell>
          <table:table-cell office:value-type="float" office:value="4.958552" calcext:value-type="float">
            <text:p>4.958552</text:p>
          </table:table-cell>
          <table:table-cell office:value-type="float" office:value="5.925131" calcext:value-type="float">
            <text:p>5.925131</text:p>
          </table:table-cell>
          <table:table-cell office:value-type="float" office:value="6.879358" calcext:value-type="float">
            <text:p>6.879358</text:p>
          </table:table-cell>
          <table:table-cell office:value-type="float" office:value="7.818726" calcext:value-type="float">
            <text:p>7.818726</text:p>
          </table:table-cell>
          <table:table-cell office:value-type="float" office:value="8.740599" calcext:value-type="float">
            <text:p>8.74059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8692096" calcext:value-type="float">
            <text:p>0.0008692096</text:p>
          </table:table-cell>
          <table:table-cell office:value-type="float" office:value="0.01050764" calcext:value-type="float">
            <text:p>0.01050764</text:p>
          </table:table-cell>
          <table:table-cell office:value-type="float" office:value="0.08796145" calcext:value-type="float">
            <text:p>0.08796145</text:p>
          </table:table-cell>
          <table:table-cell office:value-type="float" office:value="0.433444" calcext:value-type="float">
            <text:p>0.433444</text:p>
          </table:table-cell>
          <table:table-cell office:value-type="float" office:value="1.156035" calcext:value-type="float">
            <text:p>1.156035</text:p>
          </table:table-cell>
          <table:table-cell office:value-type="float" office:value="2.075226" calcext:value-type="float">
            <text:p>2.075226</text:p>
          </table:table-cell>
          <table:table-cell office:value-type="float" office:value="3.050125" calcext:value-type="float">
            <text:p>3.050125</text:p>
          </table:table-cell>
          <table:table-cell office:value-type="float" office:value="4.034584" calcext:value-type="float">
            <text:p>4.034584</text:p>
          </table:table-cell>
          <table:table-cell office:value-type="float" office:value="5.01534" calcext:value-type="float">
            <text:p>5.01534</text:p>
          </table:table-cell>
          <table:table-cell office:value-type="float" office:value="5.987481" calcext:value-type="float">
            <text:p>5.987481</text:p>
          </table:table-cell>
          <table:table-cell office:value-type="float" office:value="6.948336" calcext:value-type="float">
            <text:p>6.948336</text:p>
          </table:table-cell>
          <table:table-cell office:value-type="float" office:value="7.895908" calcext:value-type="float">
            <text:p>7.895908</text:p>
          </table:table-cell>
          <table:table-cell office:value-type="float" office:value="8.828301" calcext:value-type="float">
            <text:p>8.828301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9574318" calcext:value-type="float">
            <text:p>0.0009574318</text:p>
          </table:table-cell>
          <table:table-cell office:value-type="float" office:value="0.0114541" calcext:value-type="float">
            <text:p>0.0114541</text:p>
          </table:table-cell>
          <table:table-cell office:value-type="float" office:value="0.09440938" calcext:value-type="float">
            <text:p>0.09440938</text:p>
          </table:table-cell>
          <table:table-cell office:value-type="float" office:value="0.4548975" calcext:value-type="float">
            <text:p>0.4548975</text:p>
          </table:table-cell>
          <table:table-cell office:value-type="float" office:value="1.191052" calcext:value-type="float">
            <text:p>1.191052</text:p>
          </table:table-cell>
          <table:table-cell office:value-type="float" office:value="2.117451" calcext:value-type="float">
            <text:p>2.117451</text:p>
          </table:table-cell>
          <table:table-cell office:value-type="float" office:value="3.097031" calcext:value-type="float">
            <text:p>3.097031</text:p>
          </table:table-cell>
          <table:table-cell office:value-type="float" office:value="4.085657" calcext:value-type="float">
            <text:p>4.085657</text:p>
          </table:table-cell>
          <table:table-cell office:value-type="float" office:value="5.070717" calcext:value-type="float">
            <text:p>5.070717</text:p>
          </table:table-cell>
          <table:table-cell office:value-type="float" office:value="6.047604" calcext:value-type="float">
            <text:p>6.047604</text:p>
          </table:table-cell>
          <table:table-cell office:value-type="float" office:value="7.013914" calcext:value-type="float">
            <text:p>7.013914</text:p>
          </table:table-cell>
          <table:table-cell office:value-type="float" office:value="7.967973" calcext:value-type="float">
            <text:p>7.967973</text:p>
          </table:table-cell>
          <table:table-cell office:value-type="float" office:value="8.908333" calcext:value-type="float">
            <text:p>8.90833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054244" calcext:value-type="float">
            <text:p>0.001054244</text:p>
          </table:table-cell>
          <table:table-cell office:value-type="float" office:value="0.01247862" calcext:value-type="float">
            <text:p>0.01247862</text:p>
          </table:table-cell>
          <table:table-cell office:value-type="float" office:value="0.1012484" calcext:value-type="float">
            <text:p>0.1012484</text:p>
          </table:table-cell>
          <table:table-cell office:value-type="float" office:value="0.4769639" calcext:value-type="float">
            <text:p>0.4769639</text:p>
          </table:table-cell>
          <table:table-cell office:value-type="float" office:value="1.226364" calcext:value-type="float">
            <text:p>1.226364</text:p>
          </table:table-cell>
          <table:table-cell office:value-type="float" office:value="2.159655" calcext:value-type="float">
            <text:p>2.159655</text:p>
          </table:table-cell>
          <table:table-cell office:value-type="float" office:value="3.143639" calcext:value-type="float">
            <text:p>3.143639</text:p>
          </table:table-cell>
          <table:table-cell office:value-type="float" office:value="4.136106" calcext:value-type="float">
            <text:p>4.136106</text:p>
          </table:table-cell>
          <table:table-cell office:value-type="float" office:value="5.125044" calcext:value-type="float">
            <text:p>5.125044</text:p>
          </table:table-cell>
          <table:table-cell office:value-type="float" office:value="6.1061" calcext:value-type="float">
            <text:p>6.1061</text:p>
          </table:table-cell>
          <table:table-cell office:value-type="float" office:value="7.077061" calcext:value-type="float">
            <text:p>7.077061</text:p>
          </table:table-cell>
          <table:table-cell office:value-type="float" office:value="8.036474" calcext:value-type="float">
            <text:p>8.036474</text:p>
          </table:table-cell>
          <table:table-cell office:value-type="float" office:value="8.983177" calcext:value-type="float">
            <text:p>8.983177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160451" calcext:value-type="float">
            <text:p>0.001160451</text:p>
          </table:table-cell>
          <table:table-cell office:value-type="float" office:value="0.01358703" calcext:value-type="float">
            <text:p>0.01358703</text:p>
          </table:table-cell>
          <table:table-cell office:value-type="float" office:value="0.1084953" calcext:value-type="float">
            <text:p>0.1084953</text:p>
          </table:table-cell>
          <table:table-cell office:value-type="float" office:value="0.4996416" calcext:value-type="float">
            <text:p>0.4996416</text:p>
          </table:table-cell>
          <table:table-cell office:value-type="float" office:value="1.261972" calcext:value-type="float">
            <text:p>1.261972</text:p>
          </table:table-cell>
          <table:table-cell office:value-type="float" office:value="2.201871" calcext:value-type="float">
            <text:p>2.201871</text:p>
          </table:table-cell>
          <table:table-cell office:value-type="float" office:value="3.190027" calcext:value-type="float">
            <text:p>3.190027</text:p>
          </table:table-cell>
          <table:table-cell office:value-type="float" office:value="4.186079" calcext:value-type="float">
            <text:p>4.186079</text:p>
          </table:table-cell>
          <table:table-cell office:value-type="float" office:value="5.17857" calcext:value-type="float">
            <text:p>5.17857</text:p>
          </table:table-cell>
          <table:table-cell office:value-type="float" office:value="6.163366" calcext:value-type="float">
            <text:p>6.163366</text:p>
          </table:table-cell>
          <table:table-cell office:value-type="float" office:value="7.138406" calcext:value-type="float">
            <text:p>7.138406</text:p>
          </table:table-cell>
          <table:table-cell office:value-type="float" office:value="8.102392" calcext:value-type="float">
            <text:p>8.102392</text:p>
          </table:table-cell>
          <table:table-cell office:value-type="float" office:value="9.05435" calcext:value-type="float">
            <text:p>9.0543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276929" calcext:value-type="float">
            <text:p>0.001276929</text:p>
          </table:table-cell>
          <table:table-cell office:value-type="float" office:value="0.01478548" calcext:value-type="float">
            <text:p>0.01478548</text:p>
          </table:table-cell>
          <table:table-cell office:value-type="float" office:value="0.1161669" calcext:value-type="float">
            <text:p>0.1161669</text:p>
          </table:table-cell>
          <table:table-cell office:value-type="float" office:value="0.5229277" calcext:value-type="float">
            <text:p>0.5229277</text:p>
          </table:table-cell>
          <table:table-cell office:value-type="float" office:value="1.297877" calcext:value-type="float">
            <text:p>1.297877</text:p>
          </table:table-cell>
          <table:table-cell office:value-type="float" office:value="2.244123" calcext:value-type="float">
            <text:p>2.244123</text:p>
          </table:table-cell>
          <table:table-cell office:value-type="float" office:value="3.236253" calcext:value-type="float">
            <text:p>3.236253</text:p>
          </table:table-cell>
          <table:table-cell office:value-type="float" office:value="4.23568" calcext:value-type="float">
            <text:p>4.23568</text:p>
          </table:table-cell>
          <table:table-cell office:value-type="float" office:value="5.23147" calcext:value-type="float">
            <text:p>5.23147</text:p>
          </table:table-cell>
          <table:table-cell office:value-type="float" office:value="6.219681" calcext:value-type="float">
            <text:p>6.219681</text:p>
          </table:table-cell>
          <table:table-cell office:value-type="float" office:value="7.198375" calcext:value-type="float">
            <text:p>7.198375</text:p>
          </table:table-cell>
          <table:table-cell office:value-type="float" office:value="8.166369" calcext:value-type="float">
            <text:p>8.166369</text:p>
          </table:table-cell>
          <table:table-cell office:value-type="float" office:value="9.122824" calcext:value-type="float">
            <text:p>9.122824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1404632" calcext:value-type="float">
            <text:p>0.001404632</text:p>
          </table:table-cell>
          <table:table-cell office:value-type="float" office:value="0.01608055" calcext:value-type="float">
            <text:p>0.01608055</text:p>
          </table:table-cell>
          <table:table-cell office:value-type="float" office:value="0.1242798" calcext:value-type="float">
            <text:p>0.1242798</text:p>
          </table:table-cell>
          <table:table-cell office:value-type="float" office:value="0.5468182" calcext:value-type="float">
            <text:p>0.5468182</text:p>
          </table:table-cell>
          <table:table-cell office:value-type="float" office:value="1.334076" calcext:value-type="float">
            <text:p>1.334076</text:p>
          </table:table-cell>
          <table:table-cell office:value-type="float" office:value="2.286429" calcext:value-type="float">
            <text:p>2.286429</text:p>
          </table:table-cell>
          <table:table-cell office:value-type="float" office:value="3.28236" calcext:value-type="float">
            <text:p>3.28236</text:p>
          </table:table-cell>
          <table:table-cell office:value-type="float" office:value="4.284987" calcext:value-type="float">
            <text:p>4.284987</text:p>
          </table:table-cell>
          <table:table-cell office:value-type="float" office:value="5.28387" calcext:value-type="float">
            <text:p>5.28387</text:p>
          </table:table-cell>
          <table:table-cell office:value-type="float" office:value="6.275241" calcext:value-type="float">
            <text:p>6.275241</text:p>
          </table:table-cell>
          <table:table-cell office:value-type="float" office:value="7.257264" calcext:value-type="float">
            <text:p>7.257264</text:p>
          </table:table-cell>
          <table:table-cell office:value-type="float" office:value="8.228846" calcext:value-type="float">
            <text:p>8.228846</text:p>
          </table:table-cell>
          <table:table-cell office:value-type="float" office:value="9.189249" calcext:value-type="float">
            <text:p>9.1892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44601" calcext:value-type="float">
            <text:p>0.001544601</text:p>
          </table:table-cell>
          <table:table-cell office:value-type="float" office:value="0.01747916" calcext:value-type="float">
            <text:p>0.01747916</text:p>
          </table:table-cell>
          <table:table-cell office:value-type="float" office:value="0.1328505" calcext:value-type="float">
            <text:p>0.1328505</text:p>
          </table:table-cell>
          <table:table-cell office:value-type="float" office:value="0.5713078" calcext:value-type="float">
            <text:p>0.5713078</text:p>
          </table:table-cell>
          <table:table-cell office:value-type="float" office:value="1.370566" calcext:value-type="float">
            <text:p>1.370566</text:p>
          </table:table-cell>
          <table:table-cell office:value-type="float" office:value="2.3288" calcext:value-type="float">
            <text:p>2.3288</text:p>
          </table:table-cell>
          <table:table-cell office:value-type="float" office:value="3.328378" calcext:value-type="float">
            <text:p>3.328378</text:p>
          </table:table-cell>
          <table:table-cell office:value-type="float" office:value="4.334058" calcext:value-type="float">
            <text:p>4.334058</text:p>
          </table:table-cell>
          <table:table-cell office:value-type="float" office:value="5.335864" calcext:value-type="float">
            <text:p>5.335864</text:p>
          </table:table-cell>
          <table:table-cell office:value-type="float" office:value="6.330189" calcext:value-type="float">
            <text:p>6.330189</text:p>
          </table:table-cell>
          <table:table-cell office:value-type="float" office:value="7.315286" calcext:value-type="float">
            <text:p>7.315286</text:p>
          </table:table-cell>
          <table:table-cell office:value-type="float" office:value="8.290136" calcext:value-type="float">
            <text:p>8.290136</text:p>
          </table:table-cell>
          <table:table-cell office:value-type="float" office:value="9.254073" calcext:value-type="float">
            <text:p>9.254073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1697966" calcext:value-type="float">
            <text:p>0.001697966</text:p>
          </table:table-cell>
          <table:table-cell office:value-type="float" office:value="0.01898868" calcext:value-type="float">
            <text:p>0.01898868</text:p>
          </table:table-cell>
          <table:table-cell office:value-type="float" office:value="0.1418951" calcext:value-type="float">
            <text:p>0.1418951</text:p>
          </table:table-cell>
          <table:table-cell office:value-type="float" office:value="0.5963904" calcext:value-type="float">
            <text:p>0.5963904</text:p>
          </table:table-cell>
          <table:table-cell office:value-type="float" office:value="1.407341" calcext:value-type="float">
            <text:p>1.407341</text:p>
          </table:table-cell>
          <table:table-cell office:value-type="float" office:value="2.371245" calcext:value-type="float">
            <text:p>2.371245</text:p>
          </table:table-cell>
          <table:table-cell office:value-type="float" office:value="3.374334" calcext:value-type="float">
            <text:p>3.374334</text:p>
          </table:table-cell>
          <table:table-cell office:value-type="float" office:value="4.382937" calcext:value-type="float">
            <text:p>4.382937</text:p>
          </table:table-cell>
          <table:table-cell office:value-type="float" office:value="5.387523" calcext:value-type="float">
            <text:p>5.387523</text:p>
          </table:table-cell>
          <table:table-cell office:value-type="float" office:value="6.384634" calcext:value-type="float">
            <text:p>6.384634</text:p>
          </table:table-cell>
          <table:table-cell office:value-type="float" office:value="7.3726" calcext:value-type="float">
            <text:p>7.3726</text:p>
          </table:table-cell>
          <table:table-cell office:value-type="float" office:value="8.350464" calcext:value-type="float">
            <text:p>8.350464</text:p>
          </table:table-cell>
          <table:table-cell office:value-type="float" office:value="9.317618" calcext:value-type="float">
            <text:p>9.31761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1865964" calcext:value-type="float">
            <text:p>0.001865964</text:p>
          </table:table-cell>
          <table:table-cell office:value-type="float" office:value="0.02061691" calcext:value-type="float">
            <text:p>0.02061691</text:p>
          </table:table-cell>
          <table:table-cell office:value-type="float" office:value="0.1514296" calcext:value-type="float">
            <text:p>0.1514296</text:p>
          </table:table-cell>
          <table:table-cell office:value-type="float" office:value="0.6220592" calcext:value-type="float">
            <text:p>0.6220592</text:p>
          </table:table-cell>
          <table:table-cell office:value-type="float" office:value="1.444397" calcext:value-type="float">
            <text:p>1.444397</text:p>
          </table:table-cell>
          <table:table-cell office:value-type="float" office:value="2.413771" calcext:value-type="float">
            <text:p>2.413771</text:p>
          </table:table-cell>
          <table:table-cell office:value-type="float" office:value="3.420246" calcext:value-type="float">
            <text:p>3.420246</text:p>
          </table:table-cell>
          <table:table-cell office:value-type="float" office:value="4.43166" calcext:value-type="float">
            <text:p>4.43166</text:p>
          </table:table-cell>
          <table:table-cell office:value-type="float" office:value="5.438903" calcext:value-type="float">
            <text:p>5.438903</text:p>
          </table:table-cell>
          <table:table-cell office:value-type="float" office:value="6.438657" calcext:value-type="float">
            <text:p>6.438657</text:p>
          </table:table-cell>
          <table:table-cell office:value-type="float" office:value="7.429324" calcext:value-type="float">
            <text:p>7.429324</text:p>
          </table:table-cell>
          <table:table-cell office:value-type="float" office:value="8.409997" calcext:value-type="float">
            <text:p>8.409997</text:p>
          </table:table-cell>
          <table:table-cell office:value-type="float" office:value="9.380118" calcext:value-type="float">
            <text:p>9.38011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2049945" calcext:value-type="float">
            <text:p>0.002049945</text:p>
          </table:table-cell>
          <table:table-cell office:value-type="float" office:value="0.02237212" calcext:value-type="float">
            <text:p>0.02237212</text:p>
          </table:table-cell>
          <table:table-cell office:value-type="float" office:value="0.1614697" calcext:value-type="float">
            <text:p>0.1614697</text:p>
          </table:table-cell>
          <table:table-cell office:value-type="float" office:value="0.648307" calcext:value-type="float">
            <text:p>0.648307</text:p>
          </table:table-cell>
          <table:table-cell office:value-type="float" office:value="1.481728" calcext:value-type="float">
            <text:p>1.481728</text:p>
          </table:table-cell>
          <table:table-cell office:value-type="float" office:value="2.456383" calcext:value-type="float">
            <text:p>2.456383</text:p>
          </table:table-cell>
          <table:table-cell office:value-type="float" office:value="3.466129" calcext:value-type="float">
            <text:p>3.466129</text:p>
          </table:table-cell>
          <table:table-cell office:value-type="float" office:value="4.480253" calcext:value-type="float">
            <text:p>4.480253</text:p>
          </table:table-cell>
          <table:table-cell office:value-type="float" office:value="5.490046" calcext:value-type="float">
            <text:p>5.490046</text:p>
          </table:table-cell>
          <table:table-cell office:value-type="float" office:value="6.492323" calcext:value-type="float">
            <text:p>6.492323</text:p>
          </table:table-cell>
          <table:table-cell office:value-type="float" office:value="7.485549" calcext:value-type="float">
            <text:p>7.485549</text:p>
          </table:table-cell>
          <table:table-cell office:value-type="float" office:value="8.468864" calcext:value-type="float">
            <text:p>8.468864</text:p>
          </table:table-cell>
          <table:table-cell office:value-type="float" office:value="9.441748" calcext:value-type="float">
            <text:p>9.441748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2251394" calcext:value-type="float">
            <text:p>0.002251394</text:p>
          </table:table-cell>
          <table:table-cell office:value-type="float" office:value="0.0242631" calcext:value-type="float">
            <text:p>0.0242631</text:p>
          </table:table-cell>
          <table:table-cell office:value-type="float" office:value="0.1720311" calcext:value-type="float">
            <text:p>0.1720311</text:p>
          </table:table-cell>
          <table:table-cell office:value-type="float" office:value="0.6751268" calcext:value-type="float">
            <text:p>0.6751268</text:p>
          </table:table-cell>
          <table:table-cell office:value-type="float" office:value="1.51933" calcext:value-type="float">
            <text:p>1.51933</text:p>
          </table:table-cell>
          <table:table-cell office:value-type="float" office:value="2.499085" calcext:value-type="float">
            <text:p>2.499085</text:p>
          </table:table-cell>
          <table:table-cell office:value-type="float" office:value="3.511997" calcext:value-type="float">
            <text:p>3.511997</text:p>
          </table:table-cell>
          <table:table-cell office:value-type="float" office:value="4.52874" calcext:value-type="float">
            <text:p>4.52874</text:p>
          </table:table-cell>
          <table:table-cell office:value-type="float" office:value="5.540988" calcext:value-type="float">
            <text:p>5.540988</text:p>
          </table:table-cell>
          <table:table-cell office:value-type="float" office:value="6.545682" calcext:value-type="float">
            <text:p>6.545682</text:p>
          </table:table-cell>
          <table:table-cell office:value-type="float" office:value="7.541346" calcext:value-type="float">
            <text:p>7.541346</text:p>
          </table:table-cell>
          <table:table-cell office:value-type="float" office:value="8.527161" calcext:value-type="float">
            <text:p>8.527161</text:p>
          </table:table-cell>
          <table:table-cell office:value-type="float" office:value="9.502643" calcext:value-type="float">
            <text:p>9.502643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247195" calcext:value-type="float">
            <text:p>0.00247195</text:p>
          </table:table-cell>
          <table:table-cell office:value-type="float" office:value="0.02629932" calcext:value-type="float">
            <text:p>0.02629932</text:p>
          </table:table-cell>
          <table:table-cell office:value-type="float" office:value="0.1831298" calcext:value-type="float">
            <text:p>0.1831298</text:p>
          </table:table-cell>
          <table:table-cell office:value-type="float" office:value="0.7025127" calcext:value-type="float">
            <text:p>0.7025127</text:p>
          </table:table-cell>
          <table:table-cell office:value-type="float" office:value="1.557198" calcext:value-type="float">
            <text:p>1.557198</text:p>
          </table:table-cell>
          <table:table-cell office:value-type="float" office:value="2.541883" calcext:value-type="float">
            <text:p>2.541883</text:p>
          </table:table-cell>
          <table:table-cell office:value-type="float" office:value="3.55786" calcext:value-type="float">
            <text:p>3.55786</text:p>
          </table:table-cell>
          <table:table-cell office:value-type="float" office:value="4.577139" calcext:value-type="float">
            <text:p>4.577139</text:p>
          </table:table-cell>
          <table:table-cell office:value-type="float" office:value="5.591757" calcext:value-type="float">
            <text:p>5.591757</text:p>
          </table:table-cell>
          <table:table-cell office:value-type="float" office:value="6.598774" calcext:value-type="float">
            <text:p>6.598774</text:p>
          </table:table-cell>
          <table:table-cell office:value-type="float" office:value="7.596772" calcext:value-type="float">
            <text:p>7.596772</text:p>
          </table:table-cell>
          <table:table-cell office:value-type="float" office:value="8.584968" calcext:value-type="float">
            <text:p>8.584968</text:p>
          </table:table-cell>
          <table:table-cell office:value-type="float" office:value="9.562907" calcext:value-type="float">
            <text:p>9.562907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2713457" calcext:value-type="float">
            <text:p>0.002713457</text:p>
          </table:table-cell>
          <table:table-cell office:value-type="float" office:value="0.02849118" calcext:value-type="float">
            <text:p>0.02849118</text:p>
          </table:table-cell>
          <table:table-cell office:value-type="float" office:value="0.1947832" calcext:value-type="float">
            <text:p>0.1947832</text:p>
          </table:table-cell>
          <table:table-cell office:value-type="float" office:value="0.7304626" calcext:value-type="float">
            <text:p>0.7304626</text:p>
          </table:table-cell>
          <table:table-cell office:value-type="float" office:value="1.595336" calcext:value-type="float">
            <text:p>1.595336</text:p>
          </table:table-cell>
          <table:table-cell office:value-type="float" office:value="2.584784" calcext:value-type="float">
            <text:p>2.584784</text:p>
          </table:table-cell>
          <table:table-cell office:value-type="float" office:value="3.603732" calcext:value-type="float">
            <text:p>3.603732</text:p>
          </table:table-cell>
          <table:table-cell office:value-type="float" office:value="4.625468" calcext:value-type="float">
            <text:p>4.625468</text:p>
          </table:table-cell>
          <table:table-cell office:value-type="float" office:value="5.642378" calcext:value-type="float">
            <text:p>5.642378</text:p>
          </table:table-cell>
          <table:table-cell office:value-type="float" office:value="6.651635" calcext:value-type="float">
            <text:p>6.651635</text:p>
          </table:table-cell>
          <table:table-cell office:value-type="float" office:value="7.651874" calcext:value-type="float">
            <text:p>7.651874</text:p>
          </table:table-cell>
          <table:table-cell office:value-type="float" office:value="8.642346" calcext:value-type="float">
            <text:p>8.642346</text:p>
          </table:table-cell>
          <table:table-cell office:value-type="float" office:value="9.622621" calcext:value-type="float">
            <text:p>9.6226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6:44:36.092467570</dc:date>
    <dc:creator>camilo </dc:creator>
    <meta:editing-duration>PT30M55S</meta:editing-duration>
    <meta:editing-cycles>1</meta:editing-cycles>
    <meta:document-statistic meta:table-count="1" meta:cell-count="416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.3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0.964cm" style:legend-expansion="high" chart:style-name="ch2"/>
        <chart:plot-area chart:style-name="ch3" table:cell-range-address="simulation_dc_analysis.A1:simulation_dc_analysis.O39" chart:data-source-has-labels="both" svg:x="0.32cm" svg:y="0.18cm" svg:width="13.116cm" svg:height="8.64cm">
          <chartooo:coordinate-region svg:x="0.756cm" svg:y="0.379cm" svg:width="12.255cm" svg:height="7.794cm"/>
          <chart:axis chart:dimension="x" chart:name="primary-x" chart:style-name="ch4" chartooo:axis-type="auto">
            <chart:categories table:cell-range-address="simulation_dc_analysis.A2:simulation_dc_analysis.A3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imulation_dc_analysis.B2:simulation_dc_analysis.B39" chart:label-cell-address="simulation_dc_analysis.B1:simulation_dc_analysis.B1" chart:class="chart:scatter">
            <chart:domain table:cell-range-address="simulation_dc_analysis.A2:simulation_dc_analysis.A39"/>
            <chart:data-point chart:repeated="38"/>
          </chart:series>
          <chart:series chart:style-name="ch8" chart:values-cell-range-address="simulation_dc_analysis.C2:simulation_dc_analysis.C39" chart:label-cell-address="simulation_dc_analysis.C1:simulation_dc_analysis.C1" chart:class="chart:scatter">
            <chart:data-point chart:repeated="38"/>
          </chart:series>
          <chart:series chart:style-name="ch9" chart:values-cell-range-address="simulation_dc_analysis.D2:simulation_dc_analysis.D39" chart:label-cell-address="simulation_dc_analysis.D1:simulation_dc_analysis.D1" chart:class="chart:scatter">
            <chart:data-point chart:repeated="38"/>
          </chart:series>
          <chart:series chart:style-name="ch10" chart:values-cell-range-address="simulation_dc_analysis.E2:simulation_dc_analysis.E39" chart:label-cell-address="simulation_dc_analysis.E1:simulation_dc_analysis.E1" chart:class="chart:scatter">
            <chart:data-point chart:repeated="38"/>
          </chart:series>
          <chart:series chart:style-name="ch11" chart:values-cell-range-address="simulation_dc_analysis.F2:simulation_dc_analysis.F39" chart:label-cell-address="simulation_dc_analysis.F1:simulation_dc_analysis.F1" chart:class="chart:scatter">
            <chart:data-point chart:repeated="38"/>
          </chart:series>
          <chart:series chart:style-name="ch12" chart:values-cell-range-address="simulation_dc_analysis.G2:simulation_dc_analysis.G39" chart:label-cell-address="simulation_dc_analysis.G1:simulation_dc_analysis.G1" chart:class="chart:scatter">
            <chart:data-point chart:repeated="38"/>
          </chart:series>
          <chart:series chart:style-name="ch13" chart:values-cell-range-address="simulation_dc_analysis.H2:simulation_dc_analysis.H39" chart:label-cell-address="simulation_dc_analysis.H1:simulation_dc_analysis.H1" chart:class="chart:scatter">
            <chart:data-point chart:repeated="38"/>
          </chart:series>
          <chart:series chart:style-name="ch14" chart:values-cell-range-address="simulation_dc_analysis.I2:simulation_dc_analysis.I39" chart:label-cell-address="simulation_dc_analysis.I1:simulation_dc_analysis.I1" chart:class="chart:scatter">
            <chart:data-point chart:repeated="38"/>
          </chart:series>
          <chart:series chart:style-name="ch15" chart:values-cell-range-address="simulation_dc_analysis.J2:simulation_dc_analysis.J39" chart:label-cell-address="simulation_dc_analysis.J1:simulation_dc_analysis.J1" chart:class="chart:scatter">
            <chart:data-point chart:repeated="38"/>
          </chart:series>
          <chart:series chart:style-name="ch16" chart:values-cell-range-address="simulation_dc_analysis.K2:simulation_dc_analysis.K39" chart:label-cell-address="simulation_dc_analysis.K1:simulation_dc_analysis.K1" chart:class="chart:scatter">
            <chart:data-point chart:repeated="38"/>
          </chart:series>
          <chart:series chart:style-name="ch17" chart:values-cell-range-address="simulation_dc_analysis.L2:simulation_dc_analysis.L39" chart:label-cell-address="simulation_dc_analysis.L1:simulation_dc_analysis.L1" chart:class="chart:scatter">
            <chart:data-point chart:repeated="38"/>
          </chart:series>
          <chart:series chart:style-name="ch18" chart:values-cell-range-address="simulation_dc_analysis.M2:simulation_dc_analysis.M39" chart:label-cell-address="simulation_dc_analysis.M1:simulation_dc_analysis.M1" chart:class="chart:scatter">
            <chart:data-point chart:repeated="38"/>
          </chart:series>
          <chart:series chart:style-name="ch19" chart:values-cell-range-address="simulation_dc_analysis.N2:simulation_dc_analysis.N39" chart:label-cell-address="simulation_dc_analysis.N1:simulation_dc_analysis.N1" chart:class="chart:scatter">
            <chart:data-point chart:repeated="38"/>
          </chart:series>
          <chart:series chart:style-name="ch20" chart:values-cell-range-address="simulation_dc_analysis.O2:simulation_dc_analysis.O39" chart:label-cell-address="simulation_dc_analysis.O1:simulation_dc_analysis.O1" chart:class="chart:scatter">
            <chart:data-point chart:repeated="3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imulation_dc_analysis.B1:simulation_dc_analysis.B1</svg:desc>
                </draw:g>
              </table:table-cell>
              <table:table-cell office:value-type="string">
                <text:p>0.2</text:p>
                <draw:g>
                  <svg:desc>simulation_dc_analysis.C1:simulation_dc_analysis.C1</svg:desc>
                </draw:g>
              </table:table-cell>
              <table:table-cell office:value-type="string">
                <text:p>0.3</text:p>
                <draw:g>
                  <svg:desc>simulation_dc_analysis.D1:simulation_dc_analysis.D1</svg:desc>
                </draw:g>
              </table:table-cell>
              <table:table-cell office:value-type="string">
                <text:p>0.4</text:p>
                <draw:g>
                  <svg:desc>simulation_dc_analysis.E1:simulation_dc_analysis.E1</svg:desc>
                </draw:g>
              </table:table-cell>
              <table:table-cell office:value-type="string">
                <text:p>0.5</text:p>
                <draw:g>
                  <svg:desc>simulation_dc_analysis.F1:simulation_dc_analysis.F1</svg:desc>
                </draw:g>
              </table:table-cell>
              <table:table-cell office:value-type="string">
                <text:p>0.6</text:p>
                <draw:g>
                  <svg:desc>simulation_dc_analysis.G1:simulation_dc_analysis.G1</svg:desc>
                </draw:g>
              </table:table-cell>
              <table:table-cell office:value-type="string">
                <text:p>0.7</text:p>
                <draw:g>
                  <svg:desc>simulation_dc_analysis.H1:simulation_dc_analysis.H1</svg:desc>
                </draw:g>
              </table:table-cell>
              <table:table-cell office:value-type="string">
                <text:p>0.8</text:p>
                <draw:g>
                  <svg:desc>simulation_dc_analysis.I1:simulation_dc_analysis.I1</svg:desc>
                </draw:g>
              </table:table-cell>
              <table:table-cell office:value-type="string">
                <text:p>0.9</text:p>
                <draw:g>
                  <svg:desc>simulation_dc_analysis.J1:simulation_dc_analysis.J1</svg:desc>
                </draw:g>
              </table:table-cell>
              <table:table-cell office:value-type="string">
                <text:p>1</text:p>
                <draw:g>
                  <svg:desc>simulation_dc_analysis.K1:simulation_dc_analysis.K1</svg:desc>
                </draw:g>
              </table:table-cell>
              <table:table-cell office:value-type="string">
                <text:p>1.1</text:p>
                <draw:g>
                  <svg:desc>simulation_dc_analysis.L1:simulation_dc_analysis.L1</svg:desc>
                </draw:g>
              </table:table-cell>
              <table:table-cell office:value-type="string">
                <text:p>1.2</text:p>
                <draw:g>
                  <svg:desc>simulation_dc_analysis.M1:simulation_dc_analysis.M1</svg:desc>
                </draw:g>
              </table:table-cell>
              <table:table-cell office:value-type="string">
                <text:p>1.3</text:p>
                <draw:g>
                  <svg:desc>simulation_dc_analysis.N1:simulation_dc_analysis.N1</svg:desc>
                </draw:g>
              </table:table-cell>
              <table:table-cell office:value-type="string">
                <text:p>Vdsat</text:p>
                <draw:g>
                  <svg:desc>simulation_dc_analysis.O1:simulation_dc_analysis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_dc_analysis.A2:simulation_dc_analysis.A39</svg:desc>
                </draw:g>
              </table:table-cell>
              <table:table-cell office:value-type="float" office:value="-0.0000000002956896">
                <text:p>-0.0000000002956896</text:p>
                <draw:g>
                  <svg:desc>simulation_dc_analysis.B2:simulation_dc_analysis.B39</svg:desc>
                </draw:g>
              </table:table-cell>
              <table:table-cell office:value-type="float" office:value="-0.000000001876696">
                <text:p>-0.000000001876696</text:p>
                <draw:g>
                  <svg:desc>simulation_dc_analysis.C2:simulation_dc_analysis.C39</svg:desc>
                </draw:g>
              </table:table-cell>
              <table:table-cell office:value-type="float" office:value="-0.000000006803056">
                <text:p>-0.000000006803056</text:p>
                <draw:g>
                  <svg:desc>simulation_dc_analysis.D2:simulation_dc_analysis.D39</svg:desc>
                </draw:g>
              </table:table-cell>
              <table:table-cell office:value-type="float" office:value="-0.00000002305828">
                <text:p>-0.00000002305828</text:p>
                <draw:g>
                  <svg:desc>simulation_dc_analysis.E2:simulation_dc_analysis.E39</svg:desc>
                </draw:g>
              </table:table-cell>
              <table:table-cell office:value-type="float" office:value="-0.00000008017185">
                <text:p>-0.00000008017185</text:p>
                <draw:g>
                  <svg:desc>simulation_dc_analysis.F2:simulation_dc_analysis.F39</svg:desc>
                </draw:g>
              </table:table-cell>
              <table:table-cell office:value-type="float" office:value="-0.0000002232221">
                <text:p>-0.0000002232221</text:p>
                <draw:g>
                  <svg:desc>simulation_dc_analysis.G2:simulation_dc_analysis.G39</svg:desc>
                </draw:g>
              </table:table-cell>
              <table:table-cell office:value-type="float" office:value="-0.0000005440957">
                <text:p>-0.0000005440957</text:p>
                <draw:g>
                  <svg:desc>simulation_dc_analysis.H2:simulation_dc_analysis.H39</svg:desc>
                </draw:g>
              </table:table-cell>
              <table:table-cell office:value-type="float" office:value="-0.000001220136">
                <text:p>-0.000001220136</text:p>
                <draw:g>
                  <svg:desc>simulation_dc_analysis.I2:simulation_dc_analysis.I39</svg:desc>
                </draw:g>
              </table:table-cell>
              <table:table-cell office:value-type="float" office:value="-0.000002583575">
                <text:p>-0.000002583575</text:p>
                <draw:g>
                  <svg:desc>simulation_dc_analysis.J2:simulation_dc_analysis.J39</svg:desc>
                </draw:g>
              </table:table-cell>
              <table:table-cell office:value-type="float" office:value="-0.000005246222">
                <text:p>-0.000005246222</text:p>
                <draw:g>
                  <svg:desc>simulation_dc_analysis.K2:simulation_dc_analysis.K39</svg:desc>
                </draw:g>
              </table:table-cell>
              <table:table-cell office:value-type="float" office:value="-0.00001031732">
                <text:p>-0.00001031732</text:p>
                <draw:g>
                  <svg:desc>simulation_dc_analysis.L2:simulation_dc_analysis.L39</svg:desc>
                </draw:g>
              </table:table-cell>
              <table:table-cell office:value-type="float" office:value="-0.00001978165">
                <text:p>-0.00001978165</text:p>
                <draw:g>
                  <svg:desc>simulation_dc_analysis.M2:simulation_dc_analysis.M39</svg:desc>
                </draw:g>
              </table:table-cell>
              <table:table-cell office:value-type="float" office:value="-0.00003715093">
                <text:p>-0.00003715093</text:p>
                <draw:g>
                  <svg:desc>simulation_dc_analysis.N2:simulation_dc_analysis.N39</svg:desc>
                </draw:g>
              </table:table-cell>
              <table:table-cell office:value-type="float" office:value="NaN">
                <text:p>NaN</text:p>
                <draw:g>
                  <svg:desc>simulation_dc_analysis.O2:simulation_dc_analysis.O39</svg:desc>
                </draw:g>
              </table:table-cell>
            </table:table-row>
            <table:table-row>
              <table:table-cell office:value-type="float" office:value="0.0390474">
                <text:p>0.039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06511">
                <text:p>0.0002106511</text:p>
              </table:table-cell>
            </table:table-row>
            <table:table-row>
              <table:table-cell office:value-type="float" office:value="0.0429439">
                <text:p>0.042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948">
                <text:p>0.00284894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2106511">
                <text:p>0.0002106511</text:p>
              </table:table-cell>
              <table:table-cell office:value-type="float" office:value="0.002848948">
                <text:p>0.002848948</text:p>
              </table:table-cell>
              <table:table-cell office:value-type="float" office:value="0.02799559">
                <text:p>0.02799559</text:p>
              </table:table-cell>
              <table:table-cell office:value-type="float" office:value="0.1617243">
                <text:p>0.1617243</text:p>
              </table:table-cell>
              <table:table-cell office:value-type="float" office:value="0.4460544">
                <text:p>0.4460544</text:p>
              </table:table-cell>
              <table:table-cell office:value-type="float" office:value="0.731636">
                <text:p>0.731636</text:p>
              </table:table-cell>
              <table:table-cell office:value-type="float" office:value="0.9501086">
                <text:p>0.9501086</text:p>
              </table:table-cell>
              <table:table-cell office:value-type="float" office:value="1.111757">
                <text:p>1.111757</text:p>
              </table:table-cell>
              <table:table-cell office:value-type="float" office:value="1.233926">
                <text:p>1.233926</text:p>
              </table:table-cell>
              <table:table-cell office:value-type="float" office:value="1.328635">
                <text:p>1.328635</text:p>
              </table:table-cell>
              <table:table-cell office:value-type="float" office:value="1.403642">
                <text:p>1.403642</text:p>
              </table:table-cell>
              <table:table-cell office:value-type="float" office:value="1.464076">
                <text:p>1.464076</text:p>
              </table:table-cell>
              <table:table-cell office:value-type="float" office:value="1.513448">
                <text:p>1.51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0386">
                <text:p>0.06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99559">
                <text:p>0.02799559</text:p>
              </table:table-cell>
            </table:table-row>
            <table:table-row>
              <table:table-cell office:value-type="float" office:value="0.0946962">
                <text:p>0.094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8177">
                <text:p>0.210817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2564742">
                <text:p>0.0002564742</text:p>
              </table:table-cell>
              <table:table-cell office:value-type="float" office:value="0.003449698">
                <text:p>0.003449698</text:p>
              </table:table-cell>
              <table:table-cell office:value-type="float" office:value="0.03407652">
                <text:p>0.03407652</text:p>
              </table:table-cell>
              <table:table-cell office:value-type="float" office:value="0.2108177">
                <text:p>0.2108177</text:p>
              </table:table-cell>
              <table:table-cell office:value-type="float" office:value="0.6650296">
                <text:p>0.6650296</text:p>
              </table:table-cell>
              <table:table-cell office:value-type="float" office:value="1.201536">
                <text:p>1.201536</text:p>
              </table:table-cell>
              <table:table-cell office:value-type="float" office:value="1.643028">
                <text:p>1.643028</text:p>
              </table:table-cell>
              <table:table-cell office:value-type="float" office:value="1.981315">
                <text:p>1.981315</text:p>
              </table:table-cell>
              <table:table-cell office:value-type="float" office:value="2.2426">
                <text:p>2.2426</text:p>
              </table:table-cell>
              <table:table-cell office:value-type="float" office:value="2.44837">
                <text:p>2.44837</text:p>
              </table:table-cell>
              <table:table-cell office:value-type="float" office:value="2.613388">
                <text:p>2.613388</text:p>
              </table:table-cell>
              <table:table-cell office:value-type="float" office:value="2.747769">
                <text:p>2.747769</text:p>
              </table:table-cell>
              <table:table-cell office:value-type="float" office:value="2.858607">
                <text:p>2.858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4781">
                <text:p>0.13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1761">
                <text:p>0.756176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2889627">
                <text:p>0.0002889627</text:p>
              </table:table-cell>
              <table:table-cell office:value-type="float" office:value="0.003858123">
                <text:p>0.003858123</text:p>
              </table:table-cell>
              <table:table-cell office:value-type="float" office:value="0.03772298">
                <text:p>0.03772298</text:p>
              </table:table-cell>
              <table:table-cell office:value-type="float" office:value="0.2325827">
                <text:p>0.2325827</text:p>
              </table:table-cell>
              <table:table-cell office:value-type="float" office:value="0.7561761">
                <text:p>0.7561761</text:p>
              </table:table-cell>
              <table:table-cell office:value-type="float" office:value="1.459629">
                <text:p>1.459629</text:p>
              </table:table-cell>
              <table:table-cell office:value-type="float" office:value="2.109222">
                <text:p>2.109222</text:p>
              </table:table-cell>
              <table:table-cell office:value-type="float" office:value="2.633108">
                <text:p>2.633108</text:p>
              </table:table-cell>
              <table:table-cell office:value-type="float" office:value="3.046908">
                <text:p>3.046908</text:p>
              </table:table-cell>
              <table:table-cell office:value-type="float" office:value="3.37721">
                <text:p>3.37721</text:p>
              </table:table-cell>
              <table:table-cell office:value-type="float" office:value="3.644799">
                <text:p>3.644799</text:p>
              </table:table-cell>
              <table:table-cell office:value-type="float" office:value="3.864575">
                <text:p>3.864575</text:p>
              </table:table-cell>
              <table:table-cell office:value-type="float" office:value="4.047234">
                <text:p>4.04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4351">
                <text:p>0.17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9629">
                <text:p>1.45962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3217507">
                <text:p>0.0003217507</text:p>
              </table:table-cell>
              <table:table-cell office:value-type="float" office:value="0.004262453">
                <text:p>0.004262453</text:p>
              </table:table-cell>
              <table:table-cell office:value-type="float" office:value="0.04116139">
                <text:p>0.04116139</text:p>
              </table:table-cell>
              <table:table-cell office:value-type="float" office:value="0.2499468">
                <text:p>0.2499468</text:p>
              </table:table-cell>
              <table:table-cell office:value-type="float" office:value="0.8067394">
                <text:p>0.8067394</text:p>
              </table:table-cell>
              <table:table-cell office:value-type="float" office:value="1.586639">
                <text:p>1.586639</text:p>
              </table:table-cell>
              <table:table-cell office:value-type="float" office:value="2.381217">
                <text:p>2.381217</text:p>
              </table:table-cell>
              <table:table-cell office:value-type="float" office:value="3.081556">
                <text:p>3.081556</text:p>
              </table:table-cell>
              <table:table-cell office:value-type="float" office:value="3.658507">
                <text:p>3.658507</text:p>
              </table:table-cell>
              <table:table-cell office:value-type="float" office:value="4.126544">
                <text:p>4.126544</text:p>
              </table:table-cell>
              <table:table-cell office:value-type="float" office:value="4.50884">
                <text:p>4.50884</text:p>
              </table:table-cell>
              <table:table-cell office:value-type="float" office:value="4.824747">
                <text:p>4.824747</text:p>
              </table:table-cell>
              <table:table-cell office:value-type="float" office:value="5.088742">
                <text:p>5.08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2627">
                <text:p>0.21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1217">
                <text:p>2.3812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3568684">
                <text:p>0.0003568684</text:p>
              </table:table-cell>
              <table:table-cell office:value-type="float" office:value="0.00468956">
                <text:p>0.00468956</text:p>
              </table:table-cell>
              <table:table-cell office:value-type="float" office:value="0.04469542">
                <text:p>0.04469542</text:p>
              </table:table-cell>
              <table:table-cell office:value-type="float" office:value="0.2665011">
                <text:p>0.2665011</text:p>
              </table:table-cell>
              <table:table-cell office:value-type="float" office:value="0.8463875">
                <text:p>0.8463875</text:p>
              </table:table-cell>
              <table:table-cell office:value-type="float" office:value="1.66204">
                <text:p>1.66204</text:p>
              </table:table-cell>
              <table:table-cell office:value-type="float" office:value="2.528284">
                <text:p>2.528284</text:p>
              </table:table-cell>
              <table:table-cell office:value-type="float" office:value="3.35222">
                <text:p>3.35222</text:p>
              </table:table-cell>
              <table:table-cell office:value-type="float" office:value="4.082784">
                <text:p>4.082784</text:p>
              </table:table-cell>
              <table:table-cell office:value-type="float" office:value="4.699235">
                <text:p>4.699235</text:p>
              </table:table-cell>
              <table:table-cell office:value-type="float" office:value="5.209845">
                <text:p>5.209845</text:p>
              </table:table-cell>
              <table:table-cell office:value-type="float" office:value="5.633863">
                <text:p>5.633863</text:p>
              </table:table-cell>
              <table:table-cell office:value-type="float" office:value="5.989262">
                <text:p>5.989262</text:p>
              </table:table-cell>
              <table:table-cell office:value-type="float" office:value="3.35222">
                <text:p>3.35222</text:p>
              </table:table-cell>
            </table:table-row>
            <table:table-row>
              <table:table-cell office:value-type="float" office:value="0.286786">
                <text:p>0.28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4934">
                <text:p>4.3449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3950748">
                <text:p>0.0003950748</text:p>
              </table:table-cell>
              <table:table-cell office:value-type="float" office:value="0.005148492">
                <text:p>0.005148492</text:p>
              </table:table-cell>
              <table:table-cell office:value-type="float" office:value="0.04841166">
                <text:p>0.04841166</text:p>
              </table:table-cell>
              <table:table-cell office:value-type="float" office:value="0.2830902">
                <text:p>0.2830902</text:p>
              </table:table-cell>
              <table:table-cell office:value-type="float" office:value="0.8823886">
                <text:p>0.8823886</text:p>
              </table:table-cell>
              <table:table-cell office:value-type="float" office:value="1.719478">
                <text:p>1.719478</text:p>
              </table:table-cell>
              <table:table-cell office:value-type="float" office:value="2.620279">
                <text:p>2.620279</text:p>
              </table:table-cell>
              <table:table-cell office:value-type="float" office:value="3.508558">
                <text:p>3.508558</text:p>
              </table:table-cell>
              <table:table-cell office:value-type="float" office:value="4.344934">
                <text:p>4.344934</text:p>
              </table:table-cell>
              <table:table-cell office:value-type="float" office:value="5.096887">
                <text:p>5.096887</text:p>
              </table:table-cell>
              <table:table-cell office:value-type="float" office:value="5.744826">
                <text:p>5.744826</text:p>
              </table:table-cell>
              <table:table-cell office:value-type="float" office:value="6.290841">
                <text:p>6.290841</text:p>
              </table:table-cell>
              <table:table-cell office:value-type="float" office:value="6.750044">
                <text:p>6.75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3226">
                <text:p>0.32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6887">
                <text:p>5.09688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4368739">
                <text:p>0.0004368739</text:p>
              </table:table-cell>
              <table:table-cell office:value-type="float" office:value="0.005644568">
                <text:p>0.005644568</text:p>
              </table:table-cell>
              <table:table-cell office:value-type="float" office:value="0.05235057">
                <text:p>0.05235057</text:p>
              </table:table-cell>
              <table:table-cell office:value-type="float" office:value="0.3000055">
                <text:p>0.3000055</text:p>
              </table:table-cell>
              <table:table-cell office:value-type="float" office:value="0.9169589">
                <text:p>0.9169589</text:p>
              </table:table-cell>
              <table:table-cell office:value-type="float" office:value="1.76962">
                <text:p>1.76962</text:p>
              </table:table-cell>
              <table:table-cell office:value-type="float" office:value="2.690113">
                <text:p>2.690113</text:p>
              </table:table-cell>
              <table:table-cell office:value-type="float" office:value="3.611138">
                <text:p>3.611138</text:p>
              </table:table-cell>
              <table:table-cell office:value-type="float" office:value="4.504624">
                <text:p>4.504624</text:p>
              </table:table-cell>
              <table:table-cell office:value-type="float" office:value="5.347699">
                <text:p>5.347699</text:p>
              </table:table-cell>
              <table:table-cell office:value-type="float" office:value="6.115632">
                <text:p>6.115632</text:p>
              </table:table-cell>
              <table:table-cell office:value-type="float" office:value="6.789367">
                <text:p>6.789367</text:p>
              </table:table-cell>
              <table:table-cell office:value-type="float" office:value="7.365869">
                <text:p>7.36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943">
                <text:p>0.3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54475">
                <text:p>6.3544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4827101">
                <text:p>0.0004827101</text:p>
              </table:table-cell>
              <table:table-cell office:value-type="float" office:value="0.006182067">
                <text:p>0.006182067</text:p>
              </table:table-cell>
              <table:table-cell office:value-type="float" office:value="0.05653846">
                <text:p>0.05653846</text:p>
              </table:table-cell>
              <table:table-cell office:value-type="float" office:value="0.3173755">
                <text:p>0.3173755</text:p>
              </table:table-cell>
              <table:table-cell office:value-type="float" office:value="0.9509589">
                <text:p>0.9509589</text:p>
              </table:table-cell>
              <table:table-cell office:value-type="float" office:value="1.816275">
                <text:p>1.816275</text:p>
              </table:table-cell>
              <table:table-cell office:value-type="float" office:value="2.749944">
                <text:p>2.749944</text:p>
              </table:table-cell>
              <table:table-cell office:value-type="float" office:value="3.689888">
                <text:p>3.689888</text:p>
              </table:table-cell>
              <table:table-cell office:value-type="float" office:value="4.613961">
                <text:p>4.613961</text:p>
              </table:table-cell>
              <table:table-cell office:value-type="float" office:value="5.507649">
                <text:p>5.507649</text:p>
              </table:table-cell>
              <table:table-cell office:value-type="float" office:value="6.354475">
                <text:p>6.354475</text:p>
              </table:table-cell>
              <table:table-cell office:value-type="float" office:value="7.134438">
                <text:p>7.134438</text:p>
              </table:table-cell>
              <table:table-cell office:value-type="float" office:value="7.829453">
                <text:p>7.829453</text:p>
              </table:table-cell>
              <table:table-cell office:value-type="float" office:value="7.134438">
                <text:p>7.134438</text:p>
              </table:table-cell>
            </table:table-row>
            <table:table-row>
              <table:table-cell office:value-type="float" office:value="0.431391">
                <text:p>0.43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0658">
                <text:p>8.15065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5330257">
                <text:p>0.0005330257</text:p>
              </table:table-cell>
              <table:table-cell office:value-type="float" office:value="0.006764998">
                <text:p>0.006764998</text:p>
              </table:table-cell>
              <table:table-cell office:value-type="float" office:value="0.06099628">
                <text:p>0.06099628</text:p>
              </table:table-cell>
              <table:table-cell office:value-type="float" office:value="0.3352662">
                <text:p>0.3352662</text:p>
              </table:table-cell>
              <table:table-cell office:value-type="float" office:value="0.9847844">
                <text:p>0.9847844</text:p>
              </table:table-cell>
              <table:table-cell office:value-type="float" office:value="1.861061">
                <text:p>1.861061</text:p>
              </table:table-cell>
              <table:table-cell office:value-type="float" office:value="2.804616">
                <text:p>2.804616</text:p>
              </table:table-cell>
              <table:table-cell office:value-type="float" office:value="3.757038">
                <text:p>3.757038</text:p>
              </table:table-cell>
              <table:table-cell office:value-type="float" office:value="4.699315">
                <text:p>4.699315</text:p>
              </table:table-cell>
              <table:table-cell office:value-type="float" office:value="5.621331">
                <text:p>5.621331</text:p>
              </table:table-cell>
              <table:table-cell office:value-type="float" office:value="6.51311">
                <text:p>6.51311</text:p>
              </table:table-cell>
              <table:table-cell office:value-type="float" office:value="7.361731">
                <text:p>7.361731</text:p>
              </table:table-cell>
              <table:table-cell office:value-type="float" office:value="8.150658">
                <text:p>8.15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5882828">
                <text:p>0.0005882828</text:p>
              </table:table-cell>
              <table:table-cell office:value-type="float" office:value="0.007397377">
                <text:p>0.007397377</text:p>
              </table:table-cell>
              <table:table-cell office:value-type="float" office:value="0.06574268">
                <text:p>0.06574268</text:p>
              </table:table-cell>
              <table:table-cell office:value-type="float" office:value="0.3537152">
                <text:p>0.3537152</text:p>
              </table:table-cell>
              <table:table-cell office:value-type="float" office:value="1.01864">
                <text:p>1.01864</text:p>
              </table:table-cell>
              <table:table-cell office:value-type="float" office:value="1.904771">
                <text:p>1.904771</text:p>
              </table:table-cell>
              <table:table-cell office:value-type="float" office:value="2.856334">
                <text:p>2.856334</text:p>
              </table:table-cell>
              <table:table-cell office:value-type="float" office:value="3.817878">
                <text:p>3.817878</text:p>
              </table:table-cell>
              <table:table-cell office:value-type="float" office:value="4.772279">
                <text:p>4.772279</text:p>
              </table:table-cell>
              <table:table-cell office:value-type="float" office:value="5.711682">
                <text:p>5.711682</text:p>
              </table:table-cell>
              <table:table-cell office:value-type="float" office:value="6.629597">
                <text:p>6.629597</text:p>
              </table:table-cell>
              <table:table-cell office:value-type="float" office:value="7.518296">
                <text:p>7.518296</text:p>
              </table:table-cell>
              <table:table-cell office:value-type="float" office:value="8.367289">
                <text:p>8.367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6489749">
                <text:p>0.0006489749</text:p>
              </table:table-cell>
              <table:table-cell office:value-type="float" office:value="0.008083354">
                <text:p>0.008083354</text:p>
              </table:table-cell>
              <table:table-cell office:value-type="float" office:value="0.0707953">
                <text:p>0.0707953</text:p>
              </table:table-cell>
              <table:table-cell office:value-type="float" office:value="0.3727457">
                <text:p>0.3727457</text:p>
              </table:table-cell>
              <table:table-cell office:value-type="float" office:value="1.052638">
                <text:p>1.052638</text:p>
              </table:table-cell>
              <table:table-cell office:value-type="float" office:value="1.947835">
                <text:p>1.947835</text:p>
              </table:table-cell>
              <table:table-cell office:value-type="float" office:value="2.906225">
                <text:p>2.906225</text:p>
              </table:table-cell>
              <table:table-cell office:value-type="float" office:value="3.874956">
                <text:p>3.874956</text:p>
              </table:table-cell>
              <table:table-cell office:value-type="float" office:value="4.838206">
                <text:p>4.838206</text:p>
              </table:table-cell>
              <table:table-cell office:value-type="float" office:value="5.789376">
                <text:p>5.789376</text:p>
              </table:table-cell>
              <table:table-cell office:value-type="float" office:value="6.723801">
                <text:p>6.723801</text:p>
              </table:table-cell>
              <table:table-cell office:value-type="float" office:value="7.636594">
                <text:p>7.636594</text:p>
              </table:table-cell>
              <table:table-cell office:value-type="float" office:value="8.521476">
                <text:p>8.52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7156343">
                <text:p>0.0007156343</text:p>
              </table:table-cell>
              <table:table-cell office:value-type="float" office:value="0.008827282">
                <text:p>0.008827282</text:p>
              </table:table-cell>
              <table:table-cell office:value-type="float" office:value="0.07617132">
                <text:p>0.07617132</text:p>
              </table:table-cell>
              <table:table-cell office:value-type="float" office:value="0.3923719">
                <text:p>0.3923719</text:p>
              </table:table-cell>
              <table:table-cell office:value-type="float" office:value="1.086847">
                <text:p>1.086847</text:p>
              </table:table-cell>
              <table:table-cell office:value-type="float" office:value="1.990503">
                <text:p>1.990503</text:p>
              </table:table-cell>
              <table:table-cell office:value-type="float" office:value="2.954924">
                <text:p>2.954924</text:p>
              </table:table-cell>
              <table:table-cell office:value-type="float" office:value="3.92963">
                <text:p>3.92963</text:p>
              </table:table-cell>
              <table:table-cell office:value-type="float" office:value="4.8998">
                <text:p>4.8998</text:p>
              </table:table-cell>
              <table:table-cell office:value-type="float" office:value="5.859614">
                <text:p>5.859614</text:p>
              </table:table-cell>
              <table:table-cell office:value-type="float" office:value="6.805411">
                <text:p>6.805411</text:p>
              </table:table-cell>
              <table:table-cell office:value-type="float" office:value="7.733828">
                <text:p>7.733828</text:p>
              </table:table-cell>
              <table:table-cell office:value-type="float" office:value="8.640938">
                <text:p>8.64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7888372">
                <text:p>0.0007888372</text:p>
              </table:table-cell>
              <table:table-cell office:value-type="float" office:value="0.009633755">
                <text:p>0.009633755</text:p>
              </table:table-cell>
              <table:table-cell office:value-type="float" office:value="0.08188773">
                <text:p>0.08188773</text:p>
              </table:table-cell>
              <table:table-cell office:value-type="float" office:value="0.4126029">
                <text:p>0.4126029</text:p>
              </table:table-cell>
              <table:table-cell office:value-type="float" office:value="1.121304">
                <text:p>1.121304</text:p>
              </table:table-cell>
              <table:table-cell office:value-type="float" office:value="2.032933">
                <text:p>2.032933</text:p>
              </table:table-cell>
              <table:table-cell office:value-type="float" office:value="3.00281">
                <text:p>3.00281</text:p>
              </table:table-cell>
              <table:table-cell office:value-type="float" office:value="3.982679">
                <text:p>3.982679</text:p>
              </table:table-cell>
              <table:table-cell office:value-type="float" office:value="4.958552">
                <text:p>4.958552</text:p>
              </table:table-cell>
              <table:table-cell office:value-type="float" office:value="5.925131">
                <text:p>5.925131</text:p>
              </table:table-cell>
              <table:table-cell office:value-type="float" office:value="6.879358">
                <text:p>6.879358</text:p>
              </table:table-cell>
              <table:table-cell office:value-type="float" office:value="7.818726">
                <text:p>7.818726</text:p>
              </table:table-cell>
              <table:table-cell office:value-type="float" office:value="8.740599">
                <text:p>8.74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8692096">
                <text:p>0.0008692096</text:p>
              </table:table-cell>
              <table:table-cell office:value-type="float" office:value="0.01050764">
                <text:p>0.01050764</text:p>
              </table:table-cell>
              <table:table-cell office:value-type="float" office:value="0.08796145">
                <text:p>0.08796145</text:p>
              </table:table-cell>
              <table:table-cell office:value-type="float" office:value="0.433444">
                <text:p>0.433444</text:p>
              </table:table-cell>
              <table:table-cell office:value-type="float" office:value="1.156035">
                <text:p>1.156035</text:p>
              </table:table-cell>
              <table:table-cell office:value-type="float" office:value="2.075226">
                <text:p>2.075226</text:p>
              </table:table-cell>
              <table:table-cell office:value-type="float" office:value="3.050125">
                <text:p>3.050125</text:p>
              </table:table-cell>
              <table:table-cell office:value-type="float" office:value="4.034584">
                <text:p>4.034584</text:p>
              </table:table-cell>
              <table:table-cell office:value-type="float" office:value="5.01534">
                <text:p>5.01534</text:p>
              </table:table-cell>
              <table:table-cell office:value-type="float" office:value="5.987481">
                <text:p>5.987481</text:p>
              </table:table-cell>
              <table:table-cell office:value-type="float" office:value="6.948336">
                <text:p>6.948336</text:p>
              </table:table-cell>
              <table:table-cell office:value-type="float" office:value="7.895908">
                <text:p>7.895908</text:p>
              </table:table-cell>
              <table:table-cell office:value-type="float" office:value="8.828301">
                <text:p>8.82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9574318">
                <text:p>0.0009574318</text:p>
              </table:table-cell>
              <table:table-cell office:value-type="float" office:value="0.0114541">
                <text:p>0.0114541</text:p>
              </table:table-cell>
              <table:table-cell office:value-type="float" office:value="0.09440938">
                <text:p>0.09440938</text:p>
              </table:table-cell>
              <table:table-cell office:value-type="float" office:value="0.4548975">
                <text:p>0.4548975</text:p>
              </table:table-cell>
              <table:table-cell office:value-type="float" office:value="1.191052">
                <text:p>1.191052</text:p>
              </table:table-cell>
              <table:table-cell office:value-type="float" office:value="2.117451">
                <text:p>2.117451</text:p>
              </table:table-cell>
              <table:table-cell office:value-type="float" office:value="3.097031">
                <text:p>3.097031</text:p>
              </table:table-cell>
              <table:table-cell office:value-type="float" office:value="4.085657">
                <text:p>4.085657</text:p>
              </table:table-cell>
              <table:table-cell office:value-type="float" office:value="5.070717">
                <text:p>5.070717</text:p>
              </table:table-cell>
              <table:table-cell office:value-type="float" office:value="6.047604">
                <text:p>6.047604</text:p>
              </table:table-cell>
              <table:table-cell office:value-type="float" office:value="7.013914">
                <text:p>7.013914</text:p>
              </table:table-cell>
              <table:table-cell office:value-type="float" office:value="7.967973">
                <text:p>7.967973</text:p>
              </table:table-cell>
              <table:table-cell office:value-type="float" office:value="8.908333">
                <text:p>8.9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1054244">
                <text:p>0.001054244</text:p>
              </table:table-cell>
              <table:table-cell office:value-type="float" office:value="0.01247862">
                <text:p>0.01247862</text:p>
              </table:table-cell>
              <table:table-cell office:value-type="float" office:value="0.1012484">
                <text:p>0.1012484</text:p>
              </table:table-cell>
              <table:table-cell office:value-type="float" office:value="0.4769639">
                <text:p>0.4769639</text:p>
              </table:table-cell>
              <table:table-cell office:value-type="float" office:value="1.226364">
                <text:p>1.226364</text:p>
              </table:table-cell>
              <table:table-cell office:value-type="float" office:value="2.159655">
                <text:p>2.159655</text:p>
              </table:table-cell>
              <table:table-cell office:value-type="float" office:value="3.143639">
                <text:p>3.143639</text:p>
              </table:table-cell>
              <table:table-cell office:value-type="float" office:value="4.136106">
                <text:p>4.136106</text:p>
              </table:table-cell>
              <table:table-cell office:value-type="float" office:value="5.125044">
                <text:p>5.125044</text:p>
              </table:table-cell>
              <table:table-cell office:value-type="float" office:value="6.1061">
                <text:p>6.1061</text:p>
              </table:table-cell>
              <table:table-cell office:value-type="float" office:value="7.077061">
                <text:p>7.077061</text:p>
              </table:table-cell>
              <table:table-cell office:value-type="float" office:value="8.036474">
                <text:p>8.036474</text:p>
              </table:table-cell>
              <table:table-cell office:value-type="float" office:value="8.983177">
                <text:p>8.983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1160451">
                <text:p>0.001160451</text:p>
              </table:table-cell>
              <table:table-cell office:value-type="float" office:value="0.01358703">
                <text:p>0.01358703</text:p>
              </table:table-cell>
              <table:table-cell office:value-type="float" office:value="0.1084953">
                <text:p>0.1084953</text:p>
              </table:table-cell>
              <table:table-cell office:value-type="float" office:value="0.4996416">
                <text:p>0.4996416</text:p>
              </table:table-cell>
              <table:table-cell office:value-type="float" office:value="1.261972">
                <text:p>1.261972</text:p>
              </table:table-cell>
              <table:table-cell office:value-type="float" office:value="2.201871">
                <text:p>2.201871</text:p>
              </table:table-cell>
              <table:table-cell office:value-type="float" office:value="3.190027">
                <text:p>3.190027</text:p>
              </table:table-cell>
              <table:table-cell office:value-type="float" office:value="4.186079">
                <text:p>4.186079</text:p>
              </table:table-cell>
              <table:table-cell office:value-type="float" office:value="5.17857">
                <text:p>5.17857</text:p>
              </table:table-cell>
              <table:table-cell office:value-type="float" office:value="6.163366">
                <text:p>6.163366</text:p>
              </table:table-cell>
              <table:table-cell office:value-type="float" office:value="7.138406">
                <text:p>7.138406</text:p>
              </table:table-cell>
              <table:table-cell office:value-type="float" office:value="8.102392">
                <text:p>8.102392</text:p>
              </table:table-cell>
              <table:table-cell office:value-type="float" office:value="9.05435">
                <text:p>9.0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1276929">
                <text:p>0.001276929</text:p>
              </table:table-cell>
              <table:table-cell office:value-type="float" office:value="0.01478548">
                <text:p>0.01478548</text:p>
              </table:table-cell>
              <table:table-cell office:value-type="float" office:value="0.1161669">
                <text:p>0.1161669</text:p>
              </table:table-cell>
              <table:table-cell office:value-type="float" office:value="0.5229277">
                <text:p>0.5229277</text:p>
              </table:table-cell>
              <table:table-cell office:value-type="float" office:value="1.297877">
                <text:p>1.297877</text:p>
              </table:table-cell>
              <table:table-cell office:value-type="float" office:value="2.244123">
                <text:p>2.244123</text:p>
              </table:table-cell>
              <table:table-cell office:value-type="float" office:value="3.236253">
                <text:p>3.236253</text:p>
              </table:table-cell>
              <table:table-cell office:value-type="float" office:value="4.23568">
                <text:p>4.23568</text:p>
              </table:table-cell>
              <table:table-cell office:value-type="float" office:value="5.23147">
                <text:p>5.23147</text:p>
              </table:table-cell>
              <table:table-cell office:value-type="float" office:value="6.219681">
                <text:p>6.219681</text:p>
              </table:table-cell>
              <table:table-cell office:value-type="float" office:value="7.198375">
                <text:p>7.198375</text:p>
              </table:table-cell>
              <table:table-cell office:value-type="float" office:value="8.166369">
                <text:p>8.166369</text:p>
              </table:table-cell>
              <table:table-cell office:value-type="float" office:value="9.122824">
                <text:p>9.12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1404632">
                <text:p>0.001404632</text:p>
              </table:table-cell>
              <table:table-cell office:value-type="float" office:value="0.01608055">
                <text:p>0.01608055</text:p>
              </table:table-cell>
              <table:table-cell office:value-type="float" office:value="0.1242798">
                <text:p>0.1242798</text:p>
              </table:table-cell>
              <table:table-cell office:value-type="float" office:value="0.5468182">
                <text:p>0.5468182</text:p>
              </table:table-cell>
              <table:table-cell office:value-type="float" office:value="1.334076">
                <text:p>1.334076</text:p>
              </table:table-cell>
              <table:table-cell office:value-type="float" office:value="2.286429">
                <text:p>2.286429</text:p>
              </table:table-cell>
              <table:table-cell office:value-type="float" office:value="3.28236">
                <text:p>3.28236</text:p>
              </table:table-cell>
              <table:table-cell office:value-type="float" office:value="4.284987">
                <text:p>4.284987</text:p>
              </table:table-cell>
              <table:table-cell office:value-type="float" office:value="5.28387">
                <text:p>5.28387</text:p>
              </table:table-cell>
              <table:table-cell office:value-type="float" office:value="6.275241">
                <text:p>6.275241</text:p>
              </table:table-cell>
              <table:table-cell office:value-type="float" office:value="7.257264">
                <text:p>7.257264</text:p>
              </table:table-cell>
              <table:table-cell office:value-type="float" office:value="8.228846">
                <text:p>8.228846</text:p>
              </table:table-cell>
              <table:table-cell office:value-type="float" office:value="9.189249">
                <text:p>9.18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544601">
                <text:p>0.001544601</text:p>
              </table:table-cell>
              <table:table-cell office:value-type="float" office:value="0.01747916">
                <text:p>0.01747916</text:p>
              </table:table-cell>
              <table:table-cell office:value-type="float" office:value="0.1328505">
                <text:p>0.1328505</text:p>
              </table:table-cell>
              <table:table-cell office:value-type="float" office:value="0.5713078">
                <text:p>0.5713078</text:p>
              </table:table-cell>
              <table:table-cell office:value-type="float" office:value="1.370566">
                <text:p>1.370566</text:p>
              </table:table-cell>
              <table:table-cell office:value-type="float" office:value="2.3288">
                <text:p>2.3288</text:p>
              </table:table-cell>
              <table:table-cell office:value-type="float" office:value="3.328378">
                <text:p>3.328378</text:p>
              </table:table-cell>
              <table:table-cell office:value-type="float" office:value="4.334058">
                <text:p>4.334058</text:p>
              </table:table-cell>
              <table:table-cell office:value-type="float" office:value="5.335864">
                <text:p>5.335864</text:p>
              </table:table-cell>
              <table:table-cell office:value-type="float" office:value="6.330189">
                <text:p>6.330189</text:p>
              </table:table-cell>
              <table:table-cell office:value-type="float" office:value="7.315286">
                <text:p>7.315286</text:p>
              </table:table-cell>
              <table:table-cell office:value-type="float" office:value="8.290136">
                <text:p>8.290136</text:p>
              </table:table-cell>
              <table:table-cell office:value-type="float" office:value="9.254073">
                <text:p>9.25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1697966">
                <text:p>0.001697966</text:p>
              </table:table-cell>
              <table:table-cell office:value-type="float" office:value="0.01898868">
                <text:p>0.01898868</text:p>
              </table:table-cell>
              <table:table-cell office:value-type="float" office:value="0.1418951">
                <text:p>0.1418951</text:p>
              </table:table-cell>
              <table:table-cell office:value-type="float" office:value="0.5963904">
                <text:p>0.5963904</text:p>
              </table:table-cell>
              <table:table-cell office:value-type="float" office:value="1.407341">
                <text:p>1.407341</text:p>
              </table:table-cell>
              <table:table-cell office:value-type="float" office:value="2.371245">
                <text:p>2.371245</text:p>
              </table:table-cell>
              <table:table-cell office:value-type="float" office:value="3.374334">
                <text:p>3.374334</text:p>
              </table:table-cell>
              <table:table-cell office:value-type="float" office:value="4.382937">
                <text:p>4.382937</text:p>
              </table:table-cell>
              <table:table-cell office:value-type="float" office:value="5.387523">
                <text:p>5.387523</text:p>
              </table:table-cell>
              <table:table-cell office:value-type="float" office:value="6.384634">
                <text:p>6.384634</text:p>
              </table:table-cell>
              <table:table-cell office:value-type="float" office:value="7.3726">
                <text:p>7.3726</text:p>
              </table:table-cell>
              <table:table-cell office:value-type="float" office:value="8.350464">
                <text:p>8.350464</text:p>
              </table:table-cell>
              <table:table-cell office:value-type="float" office:value="9.317618">
                <text:p>9.31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1865964">
                <text:p>0.001865964</text:p>
              </table:table-cell>
              <table:table-cell office:value-type="float" office:value="0.02061691">
                <text:p>0.02061691</text:p>
              </table:table-cell>
              <table:table-cell office:value-type="float" office:value="0.1514296">
                <text:p>0.1514296</text:p>
              </table:table-cell>
              <table:table-cell office:value-type="float" office:value="0.6220592">
                <text:p>0.6220592</text:p>
              </table:table-cell>
              <table:table-cell office:value-type="float" office:value="1.444397">
                <text:p>1.444397</text:p>
              </table:table-cell>
              <table:table-cell office:value-type="float" office:value="2.413771">
                <text:p>2.413771</text:p>
              </table:table-cell>
              <table:table-cell office:value-type="float" office:value="3.420246">
                <text:p>3.420246</text:p>
              </table:table-cell>
              <table:table-cell office:value-type="float" office:value="4.43166">
                <text:p>4.43166</text:p>
              </table:table-cell>
              <table:table-cell office:value-type="float" office:value="5.438903">
                <text:p>5.438903</text:p>
              </table:table-cell>
              <table:table-cell office:value-type="float" office:value="6.438657">
                <text:p>6.438657</text:p>
              </table:table-cell>
              <table:table-cell office:value-type="float" office:value="7.429324">
                <text:p>7.429324</text:p>
              </table:table-cell>
              <table:table-cell office:value-type="float" office:value="8.409997">
                <text:p>8.409997</text:p>
              </table:table-cell>
              <table:table-cell office:value-type="float" office:value="9.380118">
                <text:p>9.38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2049945">
                <text:p>0.002049945</text:p>
              </table:table-cell>
              <table:table-cell office:value-type="float" office:value="0.02237212">
                <text:p>0.02237212</text:p>
              </table:table-cell>
              <table:table-cell office:value-type="float" office:value="0.1614697">
                <text:p>0.1614697</text:p>
              </table:table-cell>
              <table:table-cell office:value-type="float" office:value="0.648307">
                <text:p>0.648307</text:p>
              </table:table-cell>
              <table:table-cell office:value-type="float" office:value="1.481728">
                <text:p>1.481728</text:p>
              </table:table-cell>
              <table:table-cell office:value-type="float" office:value="2.456383">
                <text:p>2.456383</text:p>
              </table:table-cell>
              <table:table-cell office:value-type="float" office:value="3.466129">
                <text:p>3.466129</text:p>
              </table:table-cell>
              <table:table-cell office:value-type="float" office:value="4.480253">
                <text:p>4.480253</text:p>
              </table:table-cell>
              <table:table-cell office:value-type="float" office:value="5.490046">
                <text:p>5.490046</text:p>
              </table:table-cell>
              <table:table-cell office:value-type="float" office:value="6.492323">
                <text:p>6.492323</text:p>
              </table:table-cell>
              <table:table-cell office:value-type="float" office:value="7.485549">
                <text:p>7.485549</text:p>
              </table:table-cell>
              <table:table-cell office:value-type="float" office:value="8.468864">
                <text:p>8.468864</text:p>
              </table:table-cell>
              <table:table-cell office:value-type="float" office:value="9.441748">
                <text:p>9.44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2251394">
                <text:p>0.002251394</text:p>
              </table:table-cell>
              <table:table-cell office:value-type="float" office:value="0.0242631">
                <text:p>0.0242631</text:p>
              </table:table-cell>
              <table:table-cell office:value-type="float" office:value="0.1720311">
                <text:p>0.1720311</text:p>
              </table:table-cell>
              <table:table-cell office:value-type="float" office:value="0.6751268">
                <text:p>0.6751268</text:p>
              </table:table-cell>
              <table:table-cell office:value-type="float" office:value="1.51933">
                <text:p>1.51933</text:p>
              </table:table-cell>
              <table:table-cell office:value-type="float" office:value="2.499085">
                <text:p>2.499085</text:p>
              </table:table-cell>
              <table:table-cell office:value-type="float" office:value="3.511997">
                <text:p>3.511997</text:p>
              </table:table-cell>
              <table:table-cell office:value-type="float" office:value="4.52874">
                <text:p>4.52874</text:p>
              </table:table-cell>
              <table:table-cell office:value-type="float" office:value="5.540988">
                <text:p>5.540988</text:p>
              </table:table-cell>
              <table:table-cell office:value-type="float" office:value="6.545682">
                <text:p>6.545682</text:p>
              </table:table-cell>
              <table:table-cell office:value-type="float" office:value="7.541346">
                <text:p>7.541346</text:p>
              </table:table-cell>
              <table:table-cell office:value-type="float" office:value="8.527161">
                <text:p>8.527161</text:p>
              </table:table-cell>
              <table:table-cell office:value-type="float" office:value="9.502643">
                <text:p>9.50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247195">
                <text:p>0.00247195</text:p>
              </table:table-cell>
              <table:table-cell office:value-type="float" office:value="0.02629932">
                <text:p>0.02629932</text:p>
              </table:table-cell>
              <table:table-cell office:value-type="float" office:value="0.1831298">
                <text:p>0.1831298</text:p>
              </table:table-cell>
              <table:table-cell office:value-type="float" office:value="0.7025127">
                <text:p>0.7025127</text:p>
              </table:table-cell>
              <table:table-cell office:value-type="float" office:value="1.557198">
                <text:p>1.557198</text:p>
              </table:table-cell>
              <table:table-cell office:value-type="float" office:value="2.541883">
                <text:p>2.541883</text:p>
              </table:table-cell>
              <table:table-cell office:value-type="float" office:value="3.55786">
                <text:p>3.55786</text:p>
              </table:table-cell>
              <table:table-cell office:value-type="float" office:value="4.577139">
                <text:p>4.577139</text:p>
              </table:table-cell>
              <table:table-cell office:value-type="float" office:value="5.591757">
                <text:p>5.591757</text:p>
              </table:table-cell>
              <table:table-cell office:value-type="float" office:value="6.598774">
                <text:p>6.598774</text:p>
              </table:table-cell>
              <table:table-cell office:value-type="float" office:value="7.596772">
                <text:p>7.596772</text:p>
              </table:table-cell>
              <table:table-cell office:value-type="float" office:value="8.584968">
                <text:p>8.584968</text:p>
              </table:table-cell>
              <table:table-cell office:value-type="float" office:value="9.562907">
                <text:p>9.56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2713457">
                <text:p>0.002713457</text:p>
              </table:table-cell>
              <table:table-cell office:value-type="float" office:value="0.02849118">
                <text:p>0.02849118</text:p>
              </table:table-cell>
              <table:table-cell office:value-type="float" office:value="0.1947832">
                <text:p>0.1947832</text:p>
              </table:table-cell>
              <table:table-cell office:value-type="float" office:value="0.7304626">
                <text:p>0.7304626</text:p>
              </table:table-cell>
              <table:table-cell office:value-type="float" office:value="1.595336">
                <text:p>1.595336</text:p>
              </table:table-cell>
              <table:table-cell office:value-type="float" office:value="2.584784">
                <text:p>2.584784</text:p>
              </table:table-cell>
              <table:table-cell office:value-type="float" office:value="3.603732">
                <text:p>3.603732</text:p>
              </table:table-cell>
              <table:table-cell office:value-type="float" office:value="4.625468">
                <text:p>4.625468</text:p>
              </table:table-cell>
              <table:table-cell office:value-type="float" office:value="5.642378">
                <text:p>5.642378</text:p>
              </table:table-cell>
              <table:table-cell office:value-type="float" office:value="6.651635">
                <text:p>6.651635</text:p>
              </table:table-cell>
              <table:table-cell office:value-type="float" office:value="7.651874">
                <text:p>7.651874</text:p>
              </table:table-cell>
              <table:table-cell office:value-type="float" office:value="8.642346">
                <text:p>8.642346</text:p>
              </table:table-cell>
              <table:table-cell office:value-type="float" office:value="9.622621">
                <text:p>9.6226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